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73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95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0.06pt solid #000000" fo:background-color="#ffff99" fo:border-left="none" fo:border-right="none" fo:border-top="none"/>
    </style:style>
    <style:style style:name="ce2" style:family="table-cell" style:parent-style-name="Default" style:data-style-name="N1"/>
    <style:style style:name="ce3" style:family="table-cell" style:parent-style-name="Default">
      <style:table-cell-properties fo:border-bottom="0.06pt solid #000000" fo:background-color="#ccffff" fo:border-left="none" fo:border-right="none" fo:border-top="none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shapes>
          <draw:frame draw:z-index="0" draw:style-name="gr1" svg:width="8.451cm" svg:height="4.774cm" svg:x="13.723cm" svg:y="0.478cm">
            <draw:object draw:notify-on-update-of-ranges="Sheet1.B2:Sheet1.B100 Sheet1.B1:Sheet1.B1 Sheet1.A2:Sheet1.A10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8.117cm" svg:height="4.32cm" svg:x="13.817cm" svg:y="5.44cm">
            <draw:object draw:notify-on-update-of-ranges="Sheet1.A1:Sheet1.A1 Sheet1.A2:Sheet1.A101 Sheet1.B1:Sheet1.B1 Sheet1.B2:Sheet1.B1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1" table:default-cell-style-name="ce2"/>
        <table:table-column table:style-name="co3" table:number-columns-repeated="4" table:default-cell-style-name="Default"/>
        <table:table-column table:style-name="co4" table:default-cell-style-name="ce2"/>
        <table:table-column table:style-name="co3" table:default-cell-style-name="Default"/>
        <table:table-column table:style-name="co4" table:default-cell-style-name="ce2"/>
        <table:table-column table:style-name="co3" table:number-columns-repeated="1014" table:default-cell-style-name="Default"/>
        <table:table-row table:style-name="ro1">
          <table:table-cell table:style-name="ce1" office:value-type="string">
            <text:p>Base EXP</text:p>
          </table:table-cell>
          <table:table-cell table:style-name="ce1" office:value-type="string">
            <text:p>Base LVL</text:p>
          </table:table-cell>
          <table:table-cell table:style-name="ce3" office:value-type="float" office:value="5">
            <text:p>5</text:p>
          </table:table-cell>
          <table:table-cell table:style-name="ce1" office:value-type="float" office:value="0.4">
            <text:p>0,4</text:p>
          </table:table-cell>
          <table:table-cell table:style-name="ce1" table:number-columns-repeated="3"/>
          <table:table-cell table:style-name="ce1" office:value-type="string">
            <text:p>Skill EXP</text:p>
          </table:table-cell>
          <table:table-cell table:style-name="ce1" office:value-type="string">
            <text:p>Skill LVL</text:p>
          </table:table-cell>
          <table:table-cell table:style-name="ce3" office:value-type="float" office:value="2.9">
            <text:p>2,9</text:p>
          </table:table-cell>
          <table:table-cell table:style-name="ce1" table:number-columns-repeated="1014"/>
        </table:table-row>
        <table:table-row table:style-name="ro1">
          <table:table-cell table:formula="of:=POWER([.$C$1]; POWER([.B2]-1; [.$D$1]))-1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Default"/>
          <table:table-cell table:formula="of:=(POWER(LN([.A2]+1); 1/[.$D$1]) + POWER(LN([.$C$1]);1/[.$D$1]))/ POWER(LN([.$C$1]);1/[.$D$1])" office:value-type="float" office:value="1">
            <text:p>1</text:p>
          </table:table-cell>
          <table:table-cell table:number-columns-repeated="3"/>
          <table:table-cell table:formula="of:=POWER([.$J$1]; SQRT([.I2]-1))-1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Default"/>
          <table:table-cell table:formula="of:=(POWER(LN([.H2]+1); 2) + POWER(LN([.$J$1]);2))/ POWER(LN([.$J$1]);2)" office:value-type="float" office:value="1">
            <text:p>1</text:p>
          </table:table-cell>
          <table:table-cell table:number-columns-repeated="1013"/>
        </table:table-row>
        <table:table-row table:style-name="ro1">
          <table:table-cell table:formula="of:=POWER([.$C$1]; POWER([.B3]-1; [.$D$1]))-1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A3]-[.A2]" office:value-type="float" office:value="4">
            <text:p>4</text:p>
          </table:table-cell>
          <table:table-cell table:formula="of:=(POWER(LN([.A3]+1); 1/[.$D$1]) + POWER(LN([.$C$1]);1/[.$D$1]))/ POWER(LN([.$C$1]);1/[.$D$1])" office:value-type="float" office:value="2">
            <text:p>2</text:p>
          </table:table-cell>
          <table:table-cell table:number-columns-repeated="3"/>
          <table:table-cell table:formula="of:=POWER([.$J$1]; SQRT([.I3]-1))-1" office:value-type="float" office:value="1.9">
            <text:p>2</text:p>
          </table:table-cell>
          <table:table-cell office:value-type="float" office:value="2">
            <text:p>2</text:p>
          </table:table-cell>
          <table:table-cell table:formula="of:=[.H3]-[.H2]" office:value-type="float" office:value="1.9">
            <text:p>2</text:p>
          </table:table-cell>
          <table:table-cell table:formula="of:=(POWER(LN([.H3]+1); 2) + POWER(LN([.$J$1]);2))/ POWER(LN([.$J$1]);2)" office:value-type="float" office:value="2">
            <text:p>2</text:p>
          </table:table-cell>
          <table:table-cell table:number-columns-repeated="1013"/>
        </table:table-row>
        <table:table-row table:style-name="ro1">
          <table:table-cell table:formula="of:=POWER([.$C$1]; POWER([.B4]-1; [.$D$1]))-1" office:value-type="float" office:value="7.36173596917049">
            <text:p>7</text:p>
          </table:table-cell>
          <table:table-cell office:value-type="float" office:value="3">
            <text:p>3</text:p>
          </table:table-cell>
          <table:table-cell table:formula="of:=[.A4]-[.A3]" office:value-type="float" office:value="3.36173596917049">
            <text:p>3</text:p>
          </table:table-cell>
          <table:table-cell table:formula="of:=(POWER(LN([.A4]+1); 1/[.$D$1]) + POWER(LN([.$C$1]);1/[.$D$1]))/ POWER(LN([.$C$1]);1/[.$D$1])" office:value-type="float" office:value="3">
            <text:p>3</text:p>
          </table:table-cell>
          <table:table-cell table:number-columns-repeated="3"/>
          <table:table-cell table:formula="of:=POWER([.$J$1]; SQRT([.I4]-1))-1" office:value-type="float" office:value="3.5074354898591">
            <text:p>4</text:p>
          </table:table-cell>
          <table:table-cell office:value-type="float" office:value="3">
            <text:p>3</text:p>
          </table:table-cell>
          <table:table-cell table:formula="of:=[.H4]-[.H3]" office:value-type="float" office:value="1.6074354898591">
            <text:p>2</text:p>
          </table:table-cell>
          <table:table-cell table:formula="of:=(POWER(LN([.H4]+1); 2) + POWER(LN([.$J$1]);2))/ POWER(LN([.$J$1]);2)" office:value-type="float" office:value="3">
            <text:p>3</text:p>
          </table:table-cell>
          <table:table-cell table:number-columns-repeated="1013"/>
        </table:table-row>
        <table:table-row table:style-name="ro1">
          <table:table-cell table:formula="of:=POWER([.$C$1]; POWER([.B5]-1; [.$D$1]))-1" office:value-type="float" office:value="11.1532801057393">
            <text:p>11</text:p>
          </table:table-cell>
          <table:table-cell office:value-type="float" office:value="4">
            <text:p>4</text:p>
          </table:table-cell>
          <table:table-cell table:formula="of:=[.A5]-[.A4]" office:value-type="float" office:value="3.79154413656881">
            <text:p>4</text:p>
          </table:table-cell>
          <table:table-cell table:formula="of:=(POWER(LN([.A5]+1); 1/[.$D$1]) + POWER(LN([.$C$1]);1/[.$D$1]))/ POWER(LN([.$C$1]);1/[.$D$1])" office:value-type="float" office:value="4">
            <text:p>4</text:p>
          </table:table-cell>
          <table:table-cell table:number-columns-repeated="3"/>
          <table:table-cell table:formula="of:=POWER([.$J$1]; SQRT([.I5]-1))-1" office:value-type="float" office:value="5.32261628621547">
            <text:p>5</text:p>
          </table:table-cell>
          <table:table-cell office:value-type="float" office:value="4">
            <text:p>4</text:p>
          </table:table-cell>
          <table:table-cell table:formula="of:=[.H5]-[.H4]" office:value-type="float" office:value="1.81518079635636">
            <text:p>2</text:p>
          </table:table-cell>
          <table:table-cell table:formula="of:=(POWER(LN([.H5]+1); 2) + POWER(LN([.$J$1]);2))/ POWER(LN([.$J$1]);2)" office:value-type="float" office:value="4">
            <text:p>4</text:p>
          </table:table-cell>
          <table:table-cell table:number-columns-repeated="1013"/>
        </table:table-row>
        <table:table-row table:style-name="ro1">
          <table:table-cell table:formula="of:=POWER([.$C$1]; POWER([.B6]-1; [.$D$1]))-1" office:value-type="float" office:value="15.4807686127888">
            <text:p>15</text:p>
          </table:table-cell>
          <table:table-cell office:value-type="float" office:value="5">
            <text:p>5</text:p>
          </table:table-cell>
          <table:table-cell table:formula="of:=[.A6]-[.A5]" office:value-type="float" office:value="4.32748850704948">
            <text:p>4</text:p>
          </table:table-cell>
          <table:table-cell table:formula="of:=(POWER(LN([.A6]+1); 1/[.$D$1]) + POWER(LN([.$C$1]);1/[.$D$1]))/ POWER(LN([.$C$1]);1/[.$D$1])" office:value-type="float" office:value="5">
            <text:p>5</text:p>
          </table:table-cell>
          <table:table-cell table:number-columns-repeated="3"/>
          <table:table-cell table:formula="of:=POWER([.$J$1]; SQRT([.I6]-1))-1" office:value-type="float" office:value="7.41">
            <text:p>7</text:p>
          </table:table-cell>
          <table:table-cell office:value-type="float" office:value="5">
            <text:p>5</text:p>
          </table:table-cell>
          <table:table-cell table:formula="of:=[.H6]-[.H5]" office:value-type="float" office:value="2.08738371378453">
            <text:p>2</text:p>
          </table:table-cell>
          <table:table-cell table:formula="of:=(POWER(LN([.H6]+1); 2) + POWER(LN([.$J$1]);2))/ POWER(LN([.$J$1]);2)" office:value-type="float" office:value="5">
            <text:p>5</text:p>
          </table:table-cell>
          <table:table-cell table:number-columns-repeated="1013"/>
        </table:table-row>
        <table:table-row table:style-name="ro1">
          <table:table-cell table:formula="of:=POWER([.$C$1]; POWER([.B7]-1; [.$D$1]))-1" office:value-type="float" office:value="20.4090305455106">
            <text:p>20</text:p>
          </table:table-cell>
          <table:table-cell office:value-type="float" office:value="6">
            <text:p>6</text:p>
          </table:table-cell>
          <table:table-cell table:formula="of:=[.A7]-[.A6]" office:value-type="float" office:value="4.92826193272182">
            <text:p>5</text:p>
          </table:table-cell>
          <table:table-cell table:formula="of:=(POWER(LN([.A7]+1); 1/[.$D$1]) + POWER(LN([.$C$1]);1/[.$D$1]))/ POWER(LN([.$C$1]);1/[.$D$1])" office:value-type="float" office:value="6">
            <text:p>6</text:p>
          </table:table-cell>
          <table:table-cell table:number-columns-repeated="3"/>
          <table:table-cell table:formula="of:=POWER([.$J$1]; SQRT([.I7]-1))-1" office:value-type="float" office:value="9.81317809509702">
            <text:p>10</text:p>
          </table:table-cell>
          <table:table-cell office:value-type="float" office:value="6">
            <text:p>6</text:p>
          </table:table-cell>
          <table:table-cell table:formula="of:=[.H7]-[.H6]" office:value-type="float" office:value="2.40317809509702">
            <text:p>2</text:p>
          </table:table-cell>
          <table:table-cell table:formula="of:=(POWER(LN([.H7]+1); 2) + POWER(LN([.$J$1]);2))/ POWER(LN([.$J$1]);2)" office:value-type="float" office:value="6">
            <text:p>6</text:p>
          </table:table-cell>
          <table:table-cell table:number-columns-repeated="1013"/>
        </table:table-row>
        <table:table-row table:style-name="ro1">
          <table:table-cell table:formula="of:=POWER([.$C$1]; POWER([.B8]-1; [.$D$1]))-1" office:value-type="float" office:value="25.9936531966222">
            <text:p>26</text:p>
          </table:table-cell>
          <table:table-cell office:value-type="float" office:value="7">
            <text:p>7</text:p>
          </table:table-cell>
          <table:table-cell table:formula="of:=[.A8]-[.A7]" office:value-type="float" office:value="5.58462265111163">
            <text:p>6</text:p>
          </table:table-cell>
          <table:table-cell table:formula="of:=(POWER(LN([.A8]+1); 1/[.$D$1]) + POWER(LN([.$C$1]);1/[.$D$1]))/ POWER(LN([.$C$1]);1/[.$D$1])" office:value-type="float" office:value="7">
            <text:p>7</text:p>
          </table:table-cell>
          <table:table-cell table:number-columns-repeated="3"/>
          <table:table-cell table:formula="of:=POWER([.$J$1]; SQRT([.I8]-1))-1" office:value-type="float" office:value="12.5718531839481">
            <text:p>13</text:p>
          </table:table-cell>
          <table:table-cell office:value-type="float" office:value="7">
            <text:p>7</text:p>
          </table:table-cell>
          <table:table-cell table:formula="of:=[.H8]-[.H7]" office:value-type="float" office:value="2.75867508885105">
            <text:p>3</text:p>
          </table:table-cell>
          <table:table-cell table:formula="of:=(POWER(LN([.H8]+1); 2) + POWER(LN([.$J$1]);2))/ POWER(LN([.$J$1]);2)" office:value-type="float" office:value="7">
            <text:p>7</text:p>
          </table:table-cell>
          <table:table-cell table:number-columns-repeated="1013"/>
        </table:table-row>
        <table:table-row table:style-name="ro1">
          <table:table-cell table:formula="of:=POWER([.$C$1]; POWER([.B9]-1; [.$D$1]))-1" office:value-type="float" office:value="32.2882728833513">
            <text:p>32</text:p>
          </table:table-cell>
          <table:table-cell office:value-type="float" office:value="8">
            <text:p>8</text:p>
          </table:table-cell>
          <table:table-cell table:formula="of:=[.A9]-[.A8]" office:value-type="float" office:value="6.29461968672906">
            <text:p>6</text:p>
          </table:table-cell>
          <table:table-cell table:formula="of:=(POWER(LN([.A9]+1); 1/[.$D$1]) + POWER(LN([.$C$1]);1/[.$D$1]))/ POWER(LN([.$C$1]);1/[.$D$1])" office:value-type="float" office:value="8">
            <text:p>8</text:p>
          </table:table-cell>
          <table:table-cell table:number-columns-repeated="3"/>
          <table:table-cell table:formula="of:=POWER([.$J$1]; SQRT([.I9]-1))-1" office:value-type="float" office:value="15.7259236182682">
            <text:p>16</text:p>
          </table:table-cell>
          <table:table-cell office:value-type="float" office:value="8">
            <text:p>8</text:p>
          </table:table-cell>
          <table:table-cell table:formula="of:=[.H9]-[.H8]" office:value-type="float" office:value="3.15407043432018">
            <text:p>3</text:p>
          </table:table-cell>
          <table:table-cell table:formula="of:=(POWER(LN([.H9]+1); 2) + POWER(LN([.$J$1]);2))/ POWER(LN([.$J$1]);2)" office:value-type="float" office:value="8">
            <text:p>8</text:p>
          </table:table-cell>
          <table:table-cell table:number-columns-repeated="1013"/>
        </table:table-row>
        <table:table-row table:style-name="ro1">
          <table:table-cell table:formula="of:=POWER([.$C$1]; POWER([.B10]-1; [.$D$1]))-1" office:value-type="float" office:value="39.3470130101466">
            <text:p>39</text:p>
          </table:table-cell>
          <table:table-cell office:value-type="float" office:value="9">
            <text:p>9</text:p>
          </table:table-cell>
          <table:table-cell table:formula="of:=[.A10]-[.A9]" office:value-type="float" office:value="7.05874012679534">
            <text:p>7</text:p>
          </table:table-cell>
          <table:table-cell table:formula="of:=(POWER(LN([.A10]+1); 1/[.$D$1]) + POWER(LN([.$C$1]);1/[.$D$1]))/ POWER(LN([.$C$1]);1/[.$D$1])" office:value-type="float" office:value="9">
            <text:p>9</text:p>
          </table:table-cell>
          <table:table-cell table:number-columns-repeated="3"/>
          <table:table-cell table:formula="of:=POWER([.$J$1]; SQRT([.I10]-1))-1" office:value-type="float" office:value="19.3169746952414">
            <text:p>19</text:p>
          </table:table-cell>
          <table:table-cell office:value-type="float" office:value="9">
            <text:p>9</text:p>
          </table:table-cell>
          <table:table-cell table:formula="of:=[.H10]-[.H9]" office:value-type="float" office:value="3.59105107697313">
            <text:p>4</text:p>
          </table:table-cell>
          <table:table-cell table:formula="of:=(POWER(LN([.H10]+1); 2) + POWER(LN([.$J$1]);2))/ POWER(LN([.$J$1]);2)" office:value-type="float" office:value="9">
            <text:p>9</text:p>
          </table:table-cell>
          <table:table-cell table:number-columns-repeated="1013"/>
        </table:table-row>
        <table:table-row table:style-name="ro1">
          <table:table-cell table:formula="of:=POWER([.$C$1]; POWER([.B11]-1; [.$D$1]))-1" office:value-type="float" office:value="47.2255088419546">
            <text:p>47</text:p>
          </table:table-cell>
          <table:table-cell office:value-type="float" office:value="10">
            <text:p>10</text:p>
          </table:table-cell>
          <table:table-cell table:formula="of:=[.A11]-[.A10]" office:value-type="float" office:value="7.87849583180794">
            <text:p>8</text:p>
          </table:table-cell>
          <table:table-cell table:formula="of:=(POWER(LN([.A11]+1); 1/[.$D$1]) + POWER(LN([.$C$1]);1/[.$D$1]))/ POWER(LN([.$C$1]);1/[.$D$1])" office:value-type="float" office:value="10">
            <text:p>10</text:p>
          </table:table-cell>
          <table:table-cell table:number-columns-repeated="3"/>
          <table:table-cell table:formula="of:=POWER([.$J$1]; SQRT([.I11]-1))-1" office:value-type="float" office:value="23.389">
            <text:p>23</text:p>
          </table:table-cell>
          <table:table-cell office:value-type="float" office:value="10">
            <text:p>10</text:p>
          </table:table-cell>
          <table:table-cell table:formula="of:=[.H11]-[.H10]" office:value-type="float" office:value="4.07202530475862">
            <text:p>4</text:p>
          </table:table-cell>
          <table:table-cell table:formula="of:=(POWER(LN([.H11]+1); 2) + POWER(LN([.$J$1]);2))/ POWER(LN([.$J$1]);2)" office:value-type="float" office:value="10">
            <text:p>10</text:p>
          </table:table-cell>
          <table:table-cell table:number-columns-repeated="1013"/>
        </table:table-row>
        <table:table-row table:style-name="ro1">
          <table:table-cell table:formula="of:=POWER([.$C$1]; POWER([.B12]-1; [.$D$1]))-1" office:value-type="float" office:value="55.9814202744317">
            <text:p>56</text:p>
          </table:table-cell>
          <table:table-cell office:value-type="float" office:value="11">
            <text:p>11</text:p>
          </table:table-cell>
          <table:table-cell table:formula="of:=[.A12]-[.A11]" office:value-type="float" office:value="8.75591143247712">
            <text:p>9</text:p>
          </table:table-cell>
          <table:table-cell table:formula="of:=(POWER(LN([.A12]+1); 1/[.$D$1]) + POWER(LN([.$C$1]);1/[.$D$1]))/ POWER(LN([.$C$1]);1/[.$D$1])" office:value-type="float" office:value="11">
            <text:p>11</text:p>
          </table:table-cell>
          <table:table-cell table:number-columns-repeated="3"/>
          <table:table-cell table:formula="of:=POWER([.$J$1]; SQRT([.I12]-1))-1" office:value-type="float" office:value="27.98884144357">
            <text:p>28</text:p>
          </table:table-cell>
          <table:table-cell office:value-type="float" office:value="11">
            <text:p>11</text:p>
          </table:table-cell>
          <table:table-cell table:formula="of:=[.H12]-[.H11]" office:value-type="float" office:value="4.59984144356999">
            <text:p>5</text:p>
          </table:table-cell>
          <table:table-cell table:formula="of:=(POWER(LN([.H12]+1); 2) + POWER(LN([.$J$1]);2))/ POWER(LN([.$J$1]);2)" office:value-type="float" office:value="11">
            <text:p>11</text:p>
          </table:table-cell>
          <table:table-cell table:number-columns-repeated="1013"/>
        </table:table-row>
        <table:table-row table:style-name="ro1">
          <table:table-cell table:formula="of:=POWER([.$C$1]; POWER([.B13]-1; [.$D$1]))-1" office:value-type="float" office:value="65.6747310332449">
            <text:p>66</text:p>
          </table:table-cell>
          <table:table-cell office:value-type="float" office:value="12">
            <text:p>12</text:p>
          </table:table-cell>
          <table:table-cell table:formula="of:=[.A13]-[.A12]" office:value-type="float" office:value="9.69331075881317">
            <text:p>10</text:p>
          </table:table-cell>
          <table:table-cell table:formula="of:=(POWER(LN([.A13]+1); 1/[.$D$1]) + POWER(LN([.$C$1]);1/[.$D$1]))/ POWER(LN([.$C$1]);1/[.$D$1])" office:value-type="float" office:value="12">
            <text:p>12</text:p>
          </table:table-cell>
          <table:table-cell table:number-columns-repeated="3"/>
          <table:table-cell table:formula="of:=POWER([.$J$1]; SQRT([.I13]-1))-1" office:value-type="float" office:value="33.1665134280173">
            <text:p>33</text:p>
          </table:table-cell>
          <table:table-cell office:value-type="float" office:value="12">
            <text:p>12</text:p>
          </table:table-cell>
          <table:table-cell table:formula="of:=[.H13]-[.H12]" office:value-type="float" office:value="5.17767198444732">
            <text:p>5</text:p>
          </table:table-cell>
          <table:table-cell table:formula="of:=(POWER(LN([.H13]+1); 2) + POWER(LN([.$J$1]);2))/ POWER(LN([.$J$1]);2)" office:value-type="float" office:value="12">
            <text:p>12</text:p>
          </table:table-cell>
          <table:table-cell table:number-columns-repeated="1013"/>
        </table:table-row>
        <table:table-row table:style-name="ro1">
          <table:table-cell table:formula="of:=POWER([.$C$1]; POWER([.B14]-1; [.$D$1]))-1" office:value-type="float" office:value="76.3679497063564">
            <text:p>76</text:p>
          </table:table-cell>
          <table:table-cell office:value-type="float" office:value="13">
            <text:p>13</text:p>
          </table:table-cell>
          <table:table-cell table:formula="of:=[.A14]-[.A13]" office:value-type="float" office:value="10.6932186731115">
            <text:p>11</text:p>
          </table:table-cell>
          <table:table-cell table:formula="of:=(POWER(LN([.A14]+1); 1/[.$D$1]) + POWER(LN([.$C$1]);1/[.$D$1]))/ POWER(LN([.$C$1]);1/[.$D$1])" office:value-type="float" office:value="13">
            <text:p>13</text:p>
          </table:table-cell>
          <table:table-cell table:number-columns-repeated="3"/>
          <table:table-cell table:formula="of:=POWER([.$J$1]; SQRT([.I14]-1))-1" office:value-type="float" office:value="38.975476702717">
            <text:p>39</text:p>
          </table:table-cell>
          <table:table-cell office:value-type="float" office:value="13">
            <text:p>13</text:p>
          </table:table-cell>
          <table:table-cell table:formula="of:=[.H14]-[.H13]" office:value-type="float" office:value="5.80896327469974">
            <text:p>6</text:p>
          </table:table-cell>
          <table:table-cell table:formula="of:=(POWER(LN([.H14]+1); 2) + POWER(LN([.$J$1]);2))/ POWER(LN([.$J$1]);2)" office:value-type="float" office:value="13">
            <text:p>13</text:p>
          </table:table-cell>
          <table:table-cell table:number-columns-repeated="1013"/>
        </table:table-row>
        <table:table-row table:style-name="ro1">
          <table:table-cell table:formula="of:=POWER([.$C$1]; POWER([.B15]-1; [.$D$1]))-1" office:value-type="float" office:value="88.1262625300073">
            <text:p>88</text:p>
          </table:table-cell>
          <table:table-cell office:value-type="float" office:value="14">
            <text:p>14</text:p>
          </table:table-cell>
          <table:table-cell table:formula="of:=[.A15]-[.A14]" office:value-type="float" office:value="11.7583128236509">
            <text:p>12</text:p>
          </table:table-cell>
          <table:table-cell table:formula="of:=(POWER(LN([.A15]+1); 1/[.$D$1]) + POWER(LN([.$C$1]);1/[.$D$1]))/ POWER(LN([.$C$1]);1/[.$D$1])" office:value-type="float" office:value="14">
            <text:p>14</text:p>
          </table:table-cell>
          <table:table-cell table:number-columns-repeated="3"/>
          <table:table-cell table:formula="of:=POWER([.$J$1]; SQRT([.I15]-1))-1" office:value-type="float" office:value="45.472891112537">
            <text:p>45</text:p>
          </table:table-cell>
          <table:table-cell office:value-type="float" office:value="14">
            <text:p>14</text:p>
          </table:table-cell>
          <table:table-cell table:formula="of:=[.H15]-[.H14]" office:value-type="float" office:value="6.49741440982">
            <text:p>6</text:p>
          </table:table-cell>
          <table:table-cell table:formula="of:=(POWER(LN([.H15]+1); 2) + POWER(LN([.$J$1]);2))/ POWER(LN([.$J$1]);2)" office:value-type="float" office:value="14">
            <text:p>14</text:p>
          </table:table-cell>
          <table:table-cell table:number-columns-repeated="1013"/>
        </table:table-row>
        <table:table-row table:style-name="ro1">
          <table:table-cell table:formula="of:=POWER([.$C$1]; POWER([.B16]-1; [.$D$1]))-1" office:value-type="float" office:value="101.01766145028">
            <text:p>101</text:p>
          </table:table-cell>
          <table:table-cell office:value-type="float" office:value="15">
            <text:p>15</text:p>
          </table:table-cell>
          <table:table-cell table:formula="of:=[.A16]-[.A15]" office:value-type="float" office:value="12.8913989202726">
            <text:p>13</text:p>
          </table:table-cell>
          <table:table-cell table:formula="of:=(POWER(LN([.A16]+1); 1/[.$D$1]) + POWER(LN([.$C$1]);1/[.$D$1]))/ POWER(LN([.$C$1]);1/[.$D$1])" office:value-type="float" office:value="15">
            <text:p>15</text:p>
          </table:table-cell>
          <table:table-cell table:number-columns-repeated="3"/>
          <table:table-cell table:formula="of:=POWER([.$J$1]; SQRT([.I16]-1))-1" office:value-type="float" office:value="52.7198615202366">
            <text:p>53</text:p>
          </table:table-cell>
          <table:table-cell office:value-type="float" office:value="15">
            <text:p>15</text:p>
          </table:table-cell>
          <table:table-cell table:formula="of:=[.H16]-[.H15]" office:value-type="float" office:value="7.24697040769951">
            <text:p>7</text:p>
          </table:table-cell>
          <table:table-cell table:formula="of:=(POWER(LN([.H16]+1); 2) + POWER(LN([.$J$1]);2))/ POWER(LN([.$J$1]);2)" office:value-type="float" office:value="15">
            <text:p>15</text:p>
          </table:table-cell>
          <table:table-cell table:number-columns-repeated="1013"/>
        </table:table-row>
        <table:table-row table:style-name="ro1">
          <table:table-cell table:formula="of:=POWER([.$C$1]; POWER([.B17]-1; [.$D$1]))-1" office:value-type="float" office:value="115.113059321358">
            <text:p>115</text:p>
          </table:table-cell>
          <table:table-cell office:value-type="float" office:value="16">
            <text:p>16</text:p>
          </table:table-cell>
          <table:table-cell table:formula="of:=[.A17]-[.A16]" office:value-type="float" office:value="14.0953978710778">
            <text:p>14</text:p>
          </table:table-cell>
          <table:table-cell table:formula="of:=(POWER(LN([.A17]+1); 1/[.$D$1]) + POWER(LN([.$C$1]);1/[.$D$1]))/ POWER(LN([.$C$1]);1/[.$D$1])" office:value-type="float" office:value="16">
            <text:p>16</text:p>
          </table:table-cell>
          <table:table-cell table:number-columns-repeated="3"/>
          <table:table-cell table:formula="of:=POWER([.$J$1]; SQRT([.I17]-1))-1" office:value-type="float" office:value="60.7816844799606">
            <text:p>61</text:p>
          </table:table-cell>
          <table:table-cell office:value-type="float" office:value="16">
            <text:p>16</text:p>
          </table:table-cell>
          <table:table-cell table:formula="of:=[.H17]-[.H16]" office:value-type="float" office:value="8.06182295972408">
            <text:p>8</text:p>
          </table:table-cell>
          <table:table-cell table:formula="of:=(POWER(LN([.H17]+1); 2) + POWER(LN([.$J$1]);2))/ POWER(LN([.$J$1]);2)" office:value-type="float" office:value="16">
            <text:p>16</text:p>
          </table:table-cell>
          <table:table-cell table:number-columns-repeated="1013"/>
        </table:table-row>
        <table:table-row table:style-name="ro1">
          <table:table-cell table:formula="of:=POWER([.$C$1]; POWER([.B18]-1; [.$D$1]))-1" office:value-type="float" office:value="130.486398563695">
            <text:p>130</text:p>
          </table:table-cell>
          <table:table-cell office:value-type="float" office:value="17">
            <text:p>17</text:p>
          </table:table-cell>
          <table:table-cell table:formula="of:=[.A18]-[.A17]" office:value-type="float" office:value="15.3733392423371">
            <text:p>15</text:p>
          </table:table-cell>
          <table:table-cell table:formula="of:=(POWER(LN([.A18]+1); 1/[.$D$1]) + POWER(LN([.$C$1]);1/[.$D$1]))/ POWER(LN([.$C$1]);1/[.$D$1])" office:value-type="float" office:value="17">
            <text:p>17</text:p>
          </table:table-cell>
          <table:table-cell table:number-columns-repeated="3"/>
          <table:table-cell table:formula="of:=POWER([.$J$1]; SQRT([.I18]-1))-1" office:value-type="float" office:value="69.7281">
            <text:p>70</text:p>
          </table:table-cell>
          <table:table-cell office:value-type="float" office:value="17">
            <text:p>17</text:p>
          </table:table-cell>
          <table:table-cell table:formula="of:=[.H18]-[.H17]" office:value-type="float" office:value="8.94641552003937">
            <text:p>9</text:p>
          </table:table-cell>
          <table:table-cell table:formula="of:=(POWER(LN([.H18]+1); 2) + POWER(LN([.$J$1]);2))/ POWER(LN([.$J$1]);2)" office:value-type="float" office:value="17">
            <text:p>17</text:p>
          </table:table-cell>
          <table:table-cell table:number-columns-repeated="1013"/>
        </table:table-row>
        <table:table-row table:style-name="ro1">
          <table:table-cell table:formula="of:=POWER([.$C$1]; POWER([.B19]-1; [.$D$1]))-1" office:value-type="float" office:value="147.214756815465">
            <text:p>147</text:p>
          </table:table-cell>
          <table:table-cell office:value-type="float" office:value="18">
            <text:p>18</text:p>
          </table:table-cell>
          <table:table-cell table:formula="of:=[.A19]-[.A18]" office:value-type="float" office:value="16.7283582517704">
            <text:p>17</text:p>
          </table:table-cell>
          <table:table-cell table:formula="of:=(POWER(LN([.A19]+1); 1/[.$D$1]) + POWER(LN([.$C$1]);1/[.$D$1]))/ POWER(LN([.$C$1]);1/[.$D$1])" office:value-type="float" office:value="18">
            <text:p>18</text:p>
          </table:table-cell>
          <table:table-cell table:number-columns-repeated="3"/>
          <table:table-cell table:formula="of:=POWER([.$J$1]; SQRT([.I19]-1))-1" office:value-type="float" office:value="79.6335510759722">
            <text:p>80</text:p>
          </table:table-cell>
          <table:table-cell office:value-type="float" office:value="18">
            <text:p>18</text:p>
          </table:table-cell>
          <table:table-cell table:formula="of:=[.H19]-[.H18]" office:value-type="float" office:value="9.90545107597217">
            <text:p>10</text:p>
          </table:table-cell>
          <table:table-cell table:formula="of:=(POWER(LN([.H19]+1); 2) + POWER(LN([.$J$1]);2))/ POWER(LN([.$J$1]);2)" office:value-type="float" office:value="18">
            <text:p>18</text:p>
          </table:table-cell>
          <table:table-cell table:number-columns-repeated="1013"/>
        </table:table-row>
        <table:table-row table:style-name="ro1">
          <table:table-cell table:formula="of:=POWER([.$C$1]; POWER([.B20]-1; [.$D$1]))-1" office:value-type="float" office:value="165.378451634719">
            <text:p>165</text:p>
          </table:table-cell>
          <table:table-cell office:value-type="float" office:value="19">
            <text:p>19</text:p>
          </table:table-cell>
          <table:table-cell table:formula="of:=[.A20]-[.A19]" office:value-type="float" office:value="18.1636948192534">
            <text:p>18</text:p>
          </table:table-cell>
          <table:table-cell table:formula="of:=(POWER(LN([.A20]+1); 1/[.$D$1]) + POWER(LN([.$C$1]);1/[.$D$1]))/ POWER(LN([.$C$1]);1/[.$D$1])" office:value-type="float" office:value="19">
            <text:p>19</text:p>
          </table:table-cell>
          <table:table-cell table:number-columns-repeated="3"/>
          <table:table-cell table:formula="of:=POWER([.$J$1]; SQRT([.I20]-1))-1" office:value-type="float" office:value="90.5774527879003">
            <text:p>91</text:p>
          </table:table-cell>
          <table:table-cell office:value-type="float" office:value="19">
            <text:p>19</text:p>
          </table:table-cell>
          <table:table-cell table:formula="of:=[.H20]-[.H19]" office:value-type="float" office:value="10.9439017119281">
            <text:p>11</text:p>
          </table:table-cell>
          <table:table-cell table:formula="of:=(POWER(LN([.H20]+1); 2) + POWER(LN([.$J$1]);2))/ POWER(LN([.$J$1]);2)" office:value-type="float" office:value="19">
            <text:p>19</text:p>
          </table:table-cell>
          <table:table-cell table:number-columns-repeated="1013"/>
        </table:table-row>
        <table:table-row table:style-name="ro1">
          <table:table-cell table:formula="of:=POWER([.$C$1]; POWER([.B21]-1; [.$D$1]))-1" office:value-type="float" office:value="185.061145495979">
            <text:p>185</text:p>
          </table:table-cell>
          <table:table-cell office:value-type="float" office:value="20">
            <text:p>20</text:p>
          </table:table-cell>
          <table:table-cell table:formula="of:=[.A21]-[.A20]" office:value-type="float" office:value="19.68269386126">
            <text:p>20</text:p>
          </table:table-cell>
          <table:table-cell table:formula="of:=(POWER(LN([.A21]+1); 1/[.$D$1]) + POWER(LN([.$C$1]);1/[.$D$1]))/ POWER(LN([.$C$1]);1/[.$D$1])" office:value-type="float" office:value="20">
            <text:p>20</text:p>
          </table:table-cell>
          <table:table-cell table:number-columns-repeated="3"/>
          <table:table-cell table:formula="of:=POWER([.$J$1]; SQRT([.I21]-1))-1" office:value-type="float" office:value="102.64447226186">
            <text:p>103</text:p>
          </table:table-cell>
          <table:table-cell office:value-type="float" office:value="20">
            <text:p>20</text:p>
          </table:table-cell>
          <table:table-cell table:formula="of:=[.H21]-[.H20]" office:value-type="float" office:value="12.0670194739601">
            <text:p>12</text:p>
          </table:table-cell>
          <table:table-cell table:formula="of:=(POWER(LN([.H21]+1); 2) + POWER(LN([.$J$1]);2))/ POWER(LN([.$J$1]);2)" office:value-type="float" office:value="20">
            <text:p>20</text:p>
          </table:table-cell>
          <table:table-cell table:number-columns-repeated="1013"/>
        </table:table-row>
        <table:table-row table:style-name="ro1">
          <table:table-cell table:formula="of:=POWER([.$C$1]; POWER([.B22]-1; [.$D$1]))-1" office:value-type="float" office:value="206.349951860405">
            <text:p>206</text:p>
          </table:table-cell>
          <table:table-cell office:value-type="float" office:value="21">
            <text:p>21</text:p>
          </table:table-cell>
          <table:table-cell table:formula="of:=[.A22]-[.A21]" office:value-type="float" office:value="21.2888063644267">
            <text:p>21</text:p>
          </table:table-cell>
          <table:table-cell table:formula="of:=(POWER(LN([.A22]+1); 1/[.$D$1]) + POWER(LN([.$C$1]);1/[.$D$1]))/ POWER(LN([.$C$1]);1/[.$D$1])" office:value-type="float" office:value="21">
            <text:p>21</text:p>
          </table:table-cell>
          <table:table-cell table:number-columns-repeated="3"/>
          <table:table-cell table:formula="of:=POWER([.$J$1]; SQRT([.I22]-1))-1" office:value-type="float" office:value="115.924820516286">
            <text:p>116</text:p>
          </table:table-cell>
          <table:table-cell office:value-type="float" office:value="21">
            <text:p>21</text:p>
          </table:table-cell>
          <table:table-cell table:formula="of:=[.H22]-[.H21]" office:value-type="float" office:value="13.2803482544257">
            <text:p>13</text:p>
          </table:table-cell>
          <table:table-cell table:formula="of:=(POWER(LN([.H22]+1); 2) + POWER(LN([.$J$1]);2))/ POWER(LN([.$J$1]);2)" office:value-type="float" office:value="21">
            <text:p>21</text:p>
          </table:table-cell>
          <table:table-cell table:number-columns-repeated="1013"/>
        </table:table-row>
        <table:table-row table:style-name="ro1">
          <table:table-cell table:formula="of:=POWER([.$C$1]; POWER([.B23]-1; [.$D$1]))-1" office:value-type="float" office:value="229.335542825245">
            <text:p>229</text:p>
          </table:table-cell>
          <table:table-cell office:value-type="float" office:value="22">
            <text:p>22</text:p>
          </table:table-cell>
          <table:table-cell table:formula="of:=[.A23]-[.A22]" office:value-type="float" office:value="22.9855909648396">
            <text:p>23</text:p>
          </table:table-cell>
          <table:table-cell table:formula="of:=(POWER(LN([.A23]+1); 1/[.$D$1]) + POWER(LN([.$C$1]);1/[.$D$1]))/ POWER(LN([.$C$1]);1/[.$D$1])" office:value-type="float" office:value="22">
            <text:p>22</text:p>
          </table:table-cell>
          <table:table-cell table:number-columns-repeated="3"/>
          <table:table-cell table:formula="of:=POWER([.$J$1]; SQRT([.I23]-1))-1" office:value-type="float" office:value="130.514557051183">
            <text:p>131</text:p>
          </table:table-cell>
          <table:table-cell office:value-type="float" office:value="22">
            <text:p>22</text:p>
          </table:table-cell>
          <table:table-cell table:formula="of:=[.H23]-[.H22]" office:value-type="float" office:value="14.5897365348969">
            <text:p>15</text:p>
          </table:table-cell>
          <table:table-cell table:formula="of:=(POWER(LN([.H23]+1); 2) + POWER(LN([.$J$1]);2))/ POWER(LN([.$J$1]);2)" office:value-type="float" office:value="22">
            <text:p>22</text:p>
          </table:table-cell>
          <table:table-cell table:number-columns-repeated="1013"/>
        </table:table-row>
        <table:table-row table:style-name="ro1">
          <table:table-cell table:formula="of:=POWER([.$C$1]; POWER([.B24]-1; [.$D$1]))-1" office:value-type="float" office:value="254.112258693187">
            <text:p>254</text:p>
          </table:table-cell>
          <table:table-cell office:value-type="float" office:value="23">
            <text:p>23</text:p>
          </table:table-cell>
          <table:table-cell table:formula="of:=[.A24]-[.A23]" office:value-type="float" office:value="24.7767158679418">
            <text:p>25</text:p>
          </table:table-cell>
          <table:table-cell table:formula="of:=(POWER(LN([.A24]+1); 1/[.$D$1]) + POWER(LN([.$C$1]);1/[.$D$1]))/ POWER(LN([.$C$1]);1/[.$D$1])" office:value-type="float" office:value="23">
            <text:p>23</text:p>
          </table:table-cell>
          <table:table-cell table:number-columns-repeated="3"/>
          <table:table-cell table:formula="of:=POWER([.$J$1]; SQRT([.I24]-1))-1" office:value-type="float" office:value="146.515907945516">
            <text:p>147</text:p>
          </table:table-cell>
          <table:table-cell office:value-type="float" office:value="23">
            <text:p>23</text:p>
          </table:table-cell>
          <table:table-cell table:formula="of:=[.H24]-[.H23]" office:value-type="float" office:value="16.001350894333">
            <text:p>16</text:p>
          </table:table-cell>
          <table:table-cell table:formula="of:=(POWER(LN([.H24]+1); 2) + POWER(LN([.$J$1]);2))/ POWER(LN([.$J$1]);2)" office:value-type="float" office:value="23">
            <text:p>23</text:p>
          </table:table-cell>
          <table:table-cell table:number-columns-repeated="1013"/>
        </table:table-row>
        <table:table-row table:style-name="ro1">
          <table:table-cell table:formula="of:=POWER([.$C$1]; POWER([.B25]-1; [.$D$1]))-1" office:value-type="float" office:value="280.778219700295">
            <text:p>281</text:p>
          </table:table-cell>
          <table:table-cell office:value-type="float" office:value="24">
            <text:p>24</text:p>
          </table:table-cell>
          <table:table-cell table:formula="of:=[.A25]-[.A24]" office:value-type="float" office:value="26.665961007108">
            <text:p>27</text:p>
          </table:table-cell>
          <table:table-cell table:formula="of:=(POWER(LN([.A25]+1); 1/[.$D$1]) + POWER(LN([.$C$1]);1/[.$D$1]))/ POWER(LN([.$C$1]);1/[.$D$1])" office:value-type="float" office:value="24">
            <text:p>24</text:p>
          </table:table-cell>
          <table:table-cell table:number-columns-repeated="3"/>
          <table:table-cell table:formula="of:=POWER([.$J$1]; SQRT([.I25]-1))-1" office:value-type="float" office:value="164.037598176297">
            <text:p>164</text:p>
          </table:table-cell>
          <table:table-cell office:value-type="float" office:value="24">
            <text:p>24</text:p>
          </table:table-cell>
          <table:table-cell table:formula="of:=[.H25]-[.H24]" office:value-type="float" office:value="17.5216902307811">
            <text:p>18</text:p>
          </table:table-cell>
          <table:table-cell table:formula="of:=(POWER(LN([.H25]+1); 2) + POWER(LN([.$J$1]);2))/ POWER(LN([.$J$1]);2)" office:value-type="float" office:value="24">
            <text:p>24</text:p>
          </table:table-cell>
          <table:table-cell table:number-columns-repeated="1013"/>
        </table:table-row>
        <table:table-row table:style-name="ro1">
          <table:table-cell table:formula="of:=POWER([.$C$1]; POWER([.B26]-1; [.$D$1]))-1" office:value-type="float" office:value="309.435440077021">
            <text:p>309</text:p>
          </table:table-cell>
          <table:table-cell office:value-type="float" office:value="25">
            <text:p>25</text:p>
          </table:table-cell>
          <table:table-cell table:formula="of:=[.A26]-[.A25]" office:value-type="float" office:value="28.6572203767258">
            <text:p>29</text:p>
          </table:table-cell>
          <table:table-cell table:formula="of:=(POWER(LN([.A26]+1); 1/[.$D$1]) + POWER(LN([.$C$1]);1/[.$D$1]))/ POWER(LN([.$C$1]);1/[.$D$1])" office:value-type="float" office:value="25">
            <text:p>25</text:p>
          </table:table-cell>
          <table:table-cell table:number-columns-repeated="3"/>
          <table:table-cell table:formula="of:=POWER([.$J$1]; SQRT([.I26]-1))-1" office:value-type="float" office:value="183.195198846641">
            <text:p>183</text:p>
          </table:table-cell>
          <table:table-cell office:value-type="float" office:value="25">
            <text:p>25</text:p>
          </table:table-cell>
          <table:table-cell table:formula="of:=[.H26]-[.H25]" office:value-type="float" office:value="19.1576006703443">
            <text:p>19</text:p>
          </table:table-cell>
          <table:table-cell table:formula="of:=(POWER(LN([.H26]+1); 2) + POWER(LN([.$J$1]);2))/ POWER(LN([.$J$1]);2)" office:value-type="float" office:value="25">
            <text:p>25</text:p>
          </table:table-cell>
          <table:table-cell table:number-columns-repeated="1013"/>
        </table:table-row>
        <table:table-row table:style-name="ro1">
          <table:table-cell table:formula="of:=POWER([.$C$1]; POWER([.B27]-1; [.$D$1]))-1" office:value-type="float" office:value="340.189944575782">
            <text:p>340</text:p>
          </table:table-cell>
          <table:table-cell office:value-type="float" office:value="26">
            <text:p>26</text:p>
          </table:table-cell>
          <table:table-cell table:formula="of:=[.A27]-[.A26]" office:value-type="float" office:value="30.7545044987619">
            <text:p>31</text:p>
          </table:table-cell>
          <table:table-cell table:formula="of:=(POWER(LN([.A27]+1); 1/[.$D$1]) + POWER(LN([.$C$1]);1/[.$D$1]))/ POWER(LN([.$C$1]);1/[.$D$1])" office:value-type="float" office:value="26">
            <text:p>26</text:p>
          </table:table-cell>
          <table:table-cell table:number-columns-repeated="3"/>
          <table:table-cell table:formula="of:=POWER([.$J$1]; SQRT([.I27]-1))-1" office:value-type="float" office:value="204.11149">
            <text:p>204</text:p>
          </table:table-cell>
          <table:table-cell office:value-type="float" office:value="26">
            <text:p>26</text:p>
          </table:table-cell>
          <table:table-cell table:formula="of:=[.H27]-[.H26]" office:value-type="float" office:value="20.9162911533586">
            <text:p>21</text:p>
          </table:table-cell>
          <table:table-cell table:formula="of:=(POWER(LN([.H27]+1); 2) + POWER(LN([.$J$1]);2))/ POWER(LN([.$J$1]);2)" office:value-type="float" office:value="26">
            <text:p>26</text:p>
          </table:table-cell>
          <table:table-cell table:number-columns-repeated="1013"/>
        </table:table-row>
        <table:table-row table:style-name="ro1">
          <table:table-cell table:formula="of:=POWER([.$C$1]; POWER([.B28]-1; [.$D$1]))-1" office:value-type="float" office:value="373.151887572027">
            <text:p>373</text:p>
          </table:table-cell>
          <table:table-cell office:value-type="float" office:value="27">
            <text:p>27</text:p>
          </table:table-cell>
          <table:table-cell table:formula="of:=[.A28]-[.A27]" office:value-type="float" office:value="32.9619429962443">
            <text:p>33</text:p>
          </table:table-cell>
          <table:table-cell table:formula="of:=(POWER(LN([.A28]+1); 1/[.$D$1]) + POWER(LN([.$C$1]);1/[.$D$1]))/ POWER(LN([.$C$1]);1/[.$D$1])" office:value-type="float" office:value="27">
            <text:p>27</text:p>
          </table:table-cell>
          <table:table-cell table:number-columns-repeated="3"/>
          <table:table-cell table:formula="of:=POWER([.$J$1]; SQRT([.I28]-1))-1" office:value-type="float" office:value="226.916839698346">
            <text:p>227</text:p>
          </table:table-cell>
          <table:table-cell office:value-type="float" office:value="27">
            <text:p>27</text:p>
          </table:table-cell>
          <table:table-cell table:formula="of:=[.H28]-[.H27]" office:value-type="float" office:value="22.8053496983457">
            <text:p>23</text:p>
          </table:table-cell>
          <table:table-cell table:formula="of:=(POWER(LN([.H28]+1); 2) + POWER(LN([.$J$1]);2))/ POWER(LN([.$J$1]);2)" office:value-type="float" office:value="27">
            <text:p>27</text:p>
          </table:table-cell>
          <table:table-cell table:number-columns-repeated="1013"/>
        </table:table-row>
        <table:table-row table:style-name="ro1">
          <table:table-cell table:formula="of:=POWER([.$C$1]; POWER([.B29]-1; [.$D$1]))-1" office:value-type="float" office:value="408.435674828325">
            <text:p>408</text:p>
          </table:table-cell>
          <table:table-cell office:value-type="float" office:value="28">
            <text:p>28</text:p>
          </table:table-cell>
          <table:table-cell table:formula="of:=[.A29]-[.A28]" office:value-type="float" office:value="35.283787256298">
            <text:p>35</text:p>
          </table:table-cell>
          <table:table-cell table:formula="of:=(POWER(LN([.A29]+1); 1/[.$D$1]) + POWER(LN([.$C$1]);1/[.$D$1]))/ POWER(LN([.$C$1]);1/[.$D$1])" office:value-type="float" office:value="28">
            <text:p>28</text:p>
          </table:table-cell>
          <table:table-cell table:number-columns-repeated="3"/>
          <table:table-cell table:formula="of:=POWER([.$J$1]; SQRT([.I29]-1))-1" office:value-type="float" office:value="251.749600049826">
            <text:p>252</text:p>
          </table:table-cell>
          <table:table-cell office:value-type="float" office:value="28">
            <text:p>28</text:p>
          </table:table-cell>
          <table:table-cell table:formula="of:=[.H29]-[.H28]" office:value-type="float" office:value="24.8327603514802">
            <text:p>25</text:p>
          </table:table-cell>
          <table:table-cell table:formula="of:=(POWER(LN([.H29]+1); 2) + POWER(LN([.$J$1]);2))/ POWER(LN([.$J$1]);2)" office:value-type="float" office:value="28">
            <text:p>28</text:p>
          </table:table-cell>
          <table:table-cell table:number-columns-repeated="1013"/>
        </table:table-row>
        <table:table-row table:style-name="ro1">
          <table:table-cell table:formula="of:=POWER([.$C$1]; POWER([.B30]-1; [.$D$1]))-1" office:value-type="float" office:value="446.160087999655">
            <text:p>446</text:p>
          </table:table-cell>
          <table:table-cell office:value-type="float" office:value="29">
            <text:p>29</text:p>
          </table:table-cell>
          <table:table-cell table:formula="of:=[.A30]-[.A29]" office:value-type="float" office:value="37.7244131713304">
            <text:p>38</text:p>
          </table:table-cell>
          <table:table-cell table:formula="of:=(POWER(LN([.A30]+1); 1/[.$D$1]) + POWER(LN([.$C$1]);1/[.$D$1]))/ POWER(LN([.$C$1]);1/[.$D$1])" office:value-type="float" office:value="29">
            <text:p>29</text:p>
          </table:table-cell>
          <table:table-cell table:number-columns-repeated="3"/>
          <table:table-cell table:formula="of:=POWER([.$J$1]; SQRT([.I30]-1))-1" office:value-type="float" office:value="278.756520884144">
            <text:p>279</text:p>
          </table:table-cell>
          <table:table-cell office:value-type="float" office:value="29">
            <text:p>29</text:p>
          </table:table-cell>
          <table:table-cell table:formula="of:=[.H30]-[.H29]" office:value-type="float" office:value="27.0069208343178">
            <text:p>27</text:p>
          </table:table-cell>
          <table:table-cell table:formula="of:=(POWER(LN([.H30]+1); 2) + POWER(LN([.$J$1]);2))/ POWER(LN([.$J$1]);2)" office:value-type="float" office:value="29">
            <text:p>29</text:p>
          </table:table-cell>
          <table:table-cell table:number-columns-repeated="1013"/>
        </table:table-row>
        <table:table-row table:style-name="ro1">
          <table:table-cell table:formula="of:=POWER([.$C$1]; POWER([.B31]-1; [.$D$1]))-1" office:value-type="float" office:value="486.448411950526">
            <text:p>486</text:p>
          </table:table-cell>
          <table:table-cell office:value-type="float" office:value="30">
            <text:p>30</text:p>
          </table:table-cell>
          <table:table-cell table:formula="of:=[.A31]-[.A30]" office:value-type="float" office:value="40.2883239508707">
            <text:p>40</text:p>
          </table:table-cell>
          <table:table-cell table:formula="of:=(POWER(LN([.A31]+1); 1/[.$D$1]) + POWER(LN([.$C$1]);1/[.$D$1]))/ POWER(LN([.$C$1]);1/[.$D$1])" office:value-type="float" office:value="30">
            <text:p>30</text:p>
          </table:table-cell>
          <table:table-cell table:number-columns-repeated="3"/>
          <table:table-cell table:formula="of:=POWER([.$J$1]; SQRT([.I31]-1))-1" office:value-type="float" office:value="308.093181790314">
            <text:p>308</text:p>
          </table:table-cell>
          <table:table-cell office:value-type="float" office:value="30">
            <text:p>30</text:p>
          </table:table-cell>
          <table:table-cell table:formula="of:=[.H31]-[.H30]" office:value-type="float" office:value="29.3366609061702">
            <text:p>29</text:p>
          </table:table-cell>
          <table:table-cell table:formula="of:=(POWER(LN([.H31]+1); 2) + POWER(LN([.$J$1]);2))/ POWER(LN([.$J$1]);2)" office:value-type="float" office:value="30">
            <text:p>30</text:p>
          </table:table-cell>
          <table:table-cell table:number-columns-repeated="1013"/>
        </table:table-row>
        <table:table-row table:style-name="ro1">
          <table:table-cell table:formula="of:=POWER([.$C$1]; POWER([.B32]-1; [.$D$1]))-1" office:value-type="float" office:value="529.428564949698">
            <text:p>529</text:p>
          </table:table-cell>
          <table:table-cell office:value-type="float" office:value="31">
            <text:p>31</text:p>
          </table:table-cell>
          <table:table-cell table:formula="of:=[.A32]-[.A31]" office:value-type="float" office:value="42.9801529991717">
            <text:p>43</text:p>
          </table:table-cell>
          <table:table-cell table:formula="of:=(POWER(LN([.A32]+1); 1/[.$D$1]) + POWER(LN([.$C$1]);1/[.$D$1]))/ POWER(LN([.$C$1]);1/[.$D$1])" office:value-type="float" office:value="31">
            <text:p>31</text:p>
          </table:table-cell>
          <table:table-cell table:number-columns-repeated="3"/>
          <table:table-cell table:formula="of:=POWER([.$J$1]; SQRT([.I32]-1))-1" office:value-type="float" office:value="339.924443250542">
            <text:p>340</text:p>
          </table:table-cell>
          <table:table-cell office:value-type="float" office:value="31">
            <text:p>31</text:p>
          </table:table-cell>
          <table:table-cell table:formula="of:=[.H32]-[.H31]" office:value-type="float" office:value="31.8312614602286">
            <text:p>32</text:p>
          </table:table-cell>
          <table:table-cell table:formula="of:=(POWER(LN([.H32]+1); 2) + POWER(LN([.$J$1]);2))/ POWER(LN([.$J$1]);2)" office:value-type="float" office:value="31">
            <text:p>31</text:p>
          </table:table-cell>
          <table:table-cell table:number-columns-repeated="1013"/>
        </table:table-row>
        <table:table-row table:style-name="ro1">
          <table:table-cell table:formula="of:=POWER([.$C$1]; POWER([.B33]-1; [.$D$1]))-1" office:value-type="float" office:value="575.233231805152">
            <text:p>575</text:p>
          </table:table-cell>
          <table:table-cell office:value-type="float" office:value="32">
            <text:p>32</text:p>
          </table:table-cell>
          <table:table-cell table:formula="of:=[.A33]-[.A32]" office:value-type="float" office:value="45.8046668554542">
            <text:p>46</text:p>
          </table:table-cell>
          <table:table-cell table:formula="of:=(POWER(LN([.A33]+1); 1/[.$D$1]) + POWER(LN([.$C$1]);1/[.$D$1]))/ POWER(LN([.$C$1]);1/[.$D$1])" office:value-type="float" office:value="32">
            <text:p>32</text:p>
          </table:table-cell>
          <table:table-cell table:number-columns-repeated="3"/>
          <table:table-cell table:formula="of:=POWER([.$J$1]; SQRT([.I33]-1))-1" office:value-type="float" office:value="374.424917625226">
            <text:p>374</text:p>
          </table:table-cell>
          <table:table-cell office:value-type="float" office:value="32">
            <text:p>32</text:p>
          </table:table-cell>
          <table:table-cell table:formula="of:=[.H33]-[.H32]" office:value-type="float" office:value="34.5004743746839">
            <text:p>35</text:p>
          </table:table-cell>
          <table:table-cell table:formula="of:=(POWER(LN([.H33]+1); 2) + POWER(LN([.$J$1]);2))/ POWER(LN([.$J$1]);2)" office:value-type="float" office:value="32">
            <text:p>32</text:p>
          </table:table-cell>
          <table:table-cell table:number-columns-repeated="1013"/>
        </table:table-row>
        <table:table-row table:style-name="ro1">
          <table:table-cell table:formula="of:=POWER([.$C$1]; POWER([.B34]-1; [.$D$1]))-1" office:value-type="float" office:value="624">
            <text:p>624</text:p>
          </table:table-cell>
          <table:table-cell office:value-type="float" office:value="33">
            <text:p>33</text:p>
          </table:table-cell>
          <table:table-cell table:formula="of:=[.A34]-[.A33]" office:value-type="float" office:value="48.7667681948482">
            <text:p>49</text:p>
          </table:table-cell>
          <table:table-cell table:formula="of:=(POWER(LN([.A34]+1); 1/[.$D$1]) + POWER(LN([.$C$1]);1/[.$D$1]))/ POWER(LN([.$C$1]);1/[.$D$1])" office:value-type="float" office:value="33">
            <text:p>33</text:p>
          </table:table-cell>
          <table:table-cell table:number-columns-repeated="3"/>
          <table:table-cell table:formula="of:=POWER([.$J$1]; SQRT([.I34]-1))-1" office:value-type="float" office:value="411.779460767079">
            <text:p>412</text:p>
          </table:table-cell>
          <table:table-cell office:value-type="float" office:value="33">
            <text:p>33</text:p>
          </table:table-cell>
          <table:table-cell table:formula="of:=[.H34]-[.H33]" office:value-type="float" office:value="37.3545431418523">
            <text:p>37</text:p>
          </table:table-cell>
          <table:table-cell table:formula="of:=(POWER(LN([.H34]+1); 2) + POWER(LN([.$J$1]);2))/ POWER(LN([.$J$1]);2)" office:value-type="float" office:value="33">
            <text:p>33</text:p>
          </table:table-cell>
          <table:table-cell table:number-columns-repeated="1013"/>
        </table:table-row>
        <table:table-row table:style-name="ro1">
          <table:table-cell table:formula="of:=POWER([.$C$1]; POWER([.B35]-1; [.$D$1]))-1" office:value-type="float" office:value="675.871498888949">
            <text:p>676</text:p>
          </table:table-cell>
          <table:table-cell office:value-type="float" office:value="34">
            <text:p>34</text:p>
          </table:table-cell>
          <table:table-cell table:formula="of:=[.A35]-[.A34]" office:value-type="float" office:value="51.8714988889493">
            <text:p>52</text:p>
          </table:table-cell>
          <table:table-cell table:formula="of:=(POWER(LN([.A35]+1); 1/[.$D$1]) + POWER(LN([.$C$1]);1/[.$D$1]))/ POWER(LN([.$C$1]);1/[.$D$1])" office:value-type="float" office:value="34">
            <text:p>34</text:p>
          </table:table-cell>
          <table:table-cell table:number-columns-repeated="3"/>
          <table:table-cell table:formula="of:=POWER([.$J$1]; SQRT([.I35]-1))-1" office:value-type="float" office:value="452.183685066854">
            <text:p>452</text:p>
          </table:table-cell>
          <table:table-cell office:value-type="float" office:value="34">
            <text:p>34</text:p>
          </table:table-cell>
          <table:table-cell table:formula="of:=[.H35]-[.H34]" office:value-type="float" office:value="40.4042242997755">
            <text:p>40</text:p>
          </table:table-cell>
          <table:table-cell table:formula="of:=(POWER(LN([.H35]+1); 2) + POWER(LN([.$J$1]);2))/ POWER(LN([.$J$1]);2)" office:value-type="float" office:value="34">
            <text:p>34</text:p>
          </table:table-cell>
          <table:table-cell table:number-columns-repeated="1013"/>
        </table:table-row>
        <table:table-row table:style-name="ro1">
          <table:table-cell table:formula="of:=POWER([.$C$1]; POWER([.B36]-1; [.$D$1]))-1" office:value-type="float" office:value="730.995542014388">
            <text:p>731</text:p>
          </table:table-cell>
          <table:table-cell office:value-type="float" office:value="35">
            <text:p>35</text:p>
          </table:table-cell>
          <table:table-cell table:formula="of:=[.A36]-[.A35]" office:value-type="float" office:value="55.1240431254383">
            <text:p>55</text:p>
          </table:table-cell>
          <table:table-cell table:formula="of:=(POWER(LN([.A36]+1); 1/[.$D$1]) + POWER(LN([.$C$1]);1/[.$D$1]))/ POWER(LN([.$C$1]);1/[.$D$1])" office:value-type="float" office:value="35">
            <text:p>35</text:p>
          </table:table-cell>
          <table:table-cell table:number-columns-repeated="3"/>
          <table:table-cell table:formula="of:=POWER([.$J$1]; SQRT([.I36]-1))-1" office:value-type="float" office:value="495.844494758982">
            <text:p>496</text:p>
          </table:table-cell>
          <table:table-cell office:value-type="float" office:value="35">
            <text:p>35</text:p>
          </table:table-cell>
          <table:table-cell table:formula="of:=[.H36]-[.H35]" office:value-type="float" office:value="43.6608096921281">
            <text:p>44</text:p>
          </table:table-cell>
          <table:table-cell table:formula="of:=(POWER(LN([.H36]+1); 2) + POWER(LN([.$J$1]);2))/ POWER(LN([.$J$1]);2)" office:value-type="float" office:value="35">
            <text:p>35</text:p>
          </table:table-cell>
          <table:table-cell table:number-columns-repeated="1013"/>
        </table:table-row>
        <table:table-row table:style-name="ro1">
          <table:table-cell table:formula="of:=POWER([.$C$1]; POWER([.B37]-1; [.$D$1]))-1" office:value-type="float" office:value="789.525272601065">
            <text:p>790</text:p>
          </table:table-cell>
          <table:table-cell office:value-type="float" office:value="36">
            <text:p>36</text:p>
          </table:table-cell>
          <table:table-cell table:formula="of:=[.A37]-[.A36]" office:value-type="float" office:value="58.5297305866777">
            <text:p>59</text:p>
          </table:table-cell>
          <table:table-cell table:formula="of:=(POWER(LN([.A37]+1); 1/[.$D$1]) + POWER(LN([.$C$1]);1/[.$D$1]))/ POWER(LN([.$C$1]);1/[.$D$1])" office:value-type="float" office:value="36">
            <text:p>36</text:p>
          </table:table-cell>
          <table:table-cell table:number-columns-repeated="3"/>
          <table:table-cell table:formula="of:=POWER([.$J$1]; SQRT([.I37]-1))-1" office:value-type="float" office:value="542.980644342394">
            <text:p>543</text:p>
          </table:table-cell>
          <table:table-cell office:value-type="float" office:value="36">
            <text:p>36</text:p>
          </table:table-cell>
          <table:table-cell table:formula="of:=[.H37]-[.H36]" office:value-type="float" office:value="47.1361495834115">
            <text:p>47</text:p>
          </table:table-cell>
          <table:table-cell table:formula="of:=(POWER(LN([.H37]+1); 2) + POWER(LN([.$J$1]);2))/ POWER(LN([.$J$1]);2)" office:value-type="float" office:value="36">
            <text:p>36</text:p>
          </table:table-cell>
          <table:table-cell table:number-columns-repeated="1013"/>
        </table:table-row>
        <table:table-row table:style-name="ro1">
          <table:table-cell table:formula="of:=POWER([.$C$1]; POWER([.B38]-1; [.$D$1]))-1" office:value-type="float" office:value="851.619312288494">
            <text:p>852</text:p>
          </table:table-cell>
          <table:table-cell office:value-type="float" office:value="37">
            <text:p>37</text:p>
          </table:table-cell>
          <table:table-cell table:formula="of:=[.A38]-[.A37]" office:value-type="float" office:value="62.0940396874282">
            <text:p>62</text:p>
          </table:table-cell>
          <table:table-cell table:formula="of:=(POWER(LN([.A38]+1); 1/[.$D$1]) + POWER(LN([.$C$1]);1/[.$D$1]))/ POWER(LN([.$C$1]);1/[.$D$1])" office:value-type="float" office:value="37">
            <text:p>37</text:p>
          </table:table-cell>
          <table:table-cell table:number-columns-repeated="3"/>
          <table:table-cell table:formula="of:=POWER([.$J$1]; SQRT([.I38]-1))-1" office:value-type="float" office:value="593.823321">
            <text:p>594</text:p>
          </table:table-cell>
          <table:table-cell office:value-type="float" office:value="37">
            <text:p>37</text:p>
          </table:table-cell>
          <table:table-cell table:formula="of:=[.H38]-[.H37]" office:value-type="float" office:value="50.8426766576062">
            <text:p>51</text:p>
          </table:table-cell>
          <table:table-cell table:formula="of:=(POWER(LN([.H38]+1); 2) + POWER(LN([.$J$1]);2))/ POWER(LN([.$J$1]);2)" office:value-type="float" office:value="37">
            <text:p>37</text:p>
          </table:table-cell>
          <table:table-cell table:number-columns-repeated="1013"/>
        </table:table-row>
        <table:table-row table:style-name="ro1">
          <table:table-cell table:formula="of:=POWER([.$C$1]; POWER([.B39]-1; [.$D$1]))-1" office:value-type="float" office:value="917.44191316057">
            <text:p>917</text:p>
          </table:table-cell>
          <table:table-cell office:value-type="float" office:value="38">
            <text:p>38</text:p>
          </table:table-cell>
          <table:table-cell table:formula="of:=[.A39]-[.A38]" office:value-type="float" office:value="65.822600872076">
            <text:p>66</text:p>
          </table:table-cell>
          <table:table-cell table:formula="of:=(POWER(LN([.A39]+1); 1/[.$D$1]) + POWER(LN([.$C$1]);1/[.$D$1]))/ POWER(LN([.$C$1]);1/[.$D$1])" office:value-type="float" office:value="38">
            <text:p>38</text:p>
          </table:table-cell>
          <table:table-cell table:number-columns-repeated="3"/>
          <table:table-cell table:formula="of:=POWER([.$J$1]; SQRT([.I39]-1))-1" office:value-type="float" office:value="648.616751929482">
            <text:p>649</text:p>
          </table:table-cell>
          <table:table-cell office:value-type="float" office:value="38">
            <text:p>38</text:p>
          </table:table-cell>
          <table:table-cell table:formula="of:=[.H39]-[.H38]" office:value-type="float" office:value="54.7934309294819">
            <text:p>55</text:p>
          </table:table-cell>
          <table:table-cell table:formula="of:=(POWER(LN([.H39]+1); 2) + POWER(LN([.$J$1]);2))/ POWER(LN([.$J$1]);2)" office:value-type="float" office:value="38">
            <text:p>38</text:p>
          </table:table-cell>
          <table:table-cell table:number-columns-repeated="1013"/>
        </table:table-row>
        <table:table-row table:style-name="ro1">
          <table:table-cell table:formula="of:=POWER([.$C$1]; POWER([.B40]-1; [.$D$1]))-1" office:value-type="float" office:value="987.163113132473">
            <text:p>987</text:p>
          </table:table-cell>
          <table:table-cell office:value-type="float" office:value="39">
            <text:p>39</text:p>
          </table:table-cell>
          <table:table-cell table:formula="of:=[.A40]-[.A39]" office:value-type="float" office:value="69.7211999719032">
            <text:p>70</text:p>
          </table:table-cell>
          <table:table-cell table:formula="of:=(POWER(LN([.A40]+1); 1/[.$D$1]) + POWER(LN([.$C$1]);1/[.$D$1]))/ POWER(LN([.$C$1]);1/[.$D$1])" office:value-type="float" office:value="39">
            <text:p>39</text:p>
          </table:table-cell>
          <table:table-cell table:number-columns-repeated="3"/>
          <table:table-cell table:formula="of:=POWER([.$J$1]; SQRT([.I40]-1))-1" office:value-type="float" office:value="707.618837528353">
            <text:p>708</text:p>
          </table:table-cell>
          <table:table-cell office:value-type="float" office:value="39">
            <text:p>39</text:p>
          </table:table-cell>
          <table:table-cell table:formula="of:=[.H40]-[.H39]" office:value-type="float" office:value="59.0020855988711">
            <text:p>59</text:p>
          </table:table-cell>
          <table:table-cell table:formula="of:=(POWER(LN([.H40]+1); 2) + POWER(LN([.$J$1]);2))/ POWER(LN([.$J$1]);2)" office:value-type="float" office:value="39">
            <text:p>39</text:p>
          </table:table-cell>
          <table:table-cell table:number-columns-repeated="1013"/>
        </table:table-row>
        <table:table-row table:style-name="ro1">
          <table:table-cell table:formula="of:=POWER([.$C$1]; POWER([.B41]-1; [.$D$1]))-1" office:value-type="float" office:value="1060.95889475552">
            <text:p>1061</text:p>
          </table:table-cell>
          <table:table-cell office:value-type="float" office:value="40">
            <text:p>40</text:p>
          </table:table-cell>
          <table:table-cell table:formula="of:=[.A41]-[.A40]" office:value-type="float" office:value="73.7957816230432">
            <text:p>74</text:p>
          </table:table-cell>
          <table:table-cell table:formula="of:=(POWER(LN([.A41]+1); 1/[.$D$1]) + POWER(LN([.$C$1]);1/[.$D$1]))/ POWER(LN([.$C$1]);1/[.$D$1])" office:value-type="float" office:value="40">
            <text:p>40</text:p>
          </table:table-cell>
          <table:table-cell table:number-columns-repeated="3"/>
          <table:table-cell table:formula="of:=POWER([.$J$1]; SQRT([.I41]-1))-1" office:value-type="float" office:value="771.101811407581">
            <text:p>771</text:p>
          </table:table-cell>
          <table:table-cell office:value-type="float" office:value="40">
            <text:p>40</text:p>
          </table:table-cell>
          <table:table-cell table:formula="of:=[.H41]-[.H40]" office:value-type="float" office:value="63.4829738792278">
            <text:p>63</text:p>
          </table:table-cell>
          <table:table-cell table:formula="of:=(POWER(LN([.H41]+1); 2) + POWER(LN([.$J$1]);2))/ POWER(LN([.$J$1]);2)" office:value-type="float" office:value="40">
            <text:p>40</text:p>
          </table:table-cell>
          <table:table-cell table:number-columns-repeated="1013"/>
        </table:table-row>
        <table:table-row table:style-name="ro1">
          <table:table-cell table:formula="of:=POWER([.$C$1]; POWER([.B42]-1; [.$D$1]))-1" office:value-type="float" office:value="1139.01134750135">
            <text:p>1139</text:p>
          </table:table-cell>
          <table:table-cell office:value-type="float" office:value="41">
            <text:p>41</text:p>
          </table:table-cell>
          <table:table-cell table:formula="of:=[.A42]-[.A41]" office:value-type="float" office:value="78.0524527458324">
            <text:p>78</text:p>
          </table:table-cell>
          <table:table-cell table:formula="of:=(POWER(LN([.A42]+1); 1/[.$D$1]) + POWER(LN([.$C$1]);1/[.$D$1]))/ POWER(LN([.$C$1]);1/[.$D$1])" office:value-type="float" office:value="41">
            <text:p>41</text:p>
          </table:table-cell>
          <table:table-cell table:number-columns-repeated="3"/>
          <table:table-cell table:formula="of:=POWER([.$J$1]; SQRT([.I42]-1))-1" office:value-type="float" office:value="839.352928240441">
            <text:p>839</text:p>
          </table:table-cell>
          <table:table-cell office:value-type="float" office:value="41">
            <text:p>41</text:p>
          </table:table-cell>
          <table:table-cell table:formula="of:=[.H42]-[.H41]" office:value-type="float" office:value="68.2511168328604">
            <text:p>68</text:p>
          </table:table-cell>
          <table:table-cell table:formula="of:=(POWER(LN([.H42]+1); 2) + POWER(LN([.$J$1]);2))/ POWER(LN([.$J$1]);2)" office:value-type="float" office:value="41">
            <text:p>41</text:p>
          </table:table-cell>
          <table:table-cell table:number-columns-repeated="1013"/>
        </table:table-row>
        <table:table-row table:style-name="ro1">
          <table:table-cell table:formula="of:=POWER([.$C$1]; POWER([.B43]-1; [.$D$1]))-1" office:value-type="float" office:value="1221.50883358771">
            <text:p>1222</text:p>
          </table:table-cell>
          <table:table-cell office:value-type="float" office:value="42">
            <text:p>42</text:p>
          </table:table-cell>
          <table:table-cell table:formula="of:=[.A43]-[.A42]" office:value-type="float" office:value="82.4974860863651">
            <text:p>82</text:p>
          </table:table-cell>
          <table:table-cell table:formula="of:=(POWER(LN([.A43]+1); 1/[.$D$1]) + POWER(LN([.$C$1]);1/[.$D$1]))/ POWER(LN([.$C$1]);1/[.$D$1])" office:value-type="float" office:value="42">
            <text:p>42</text:p>
          </table:table-cell>
          <table:table-cell table:number-columns-repeated="3"/>
          <table:table-cell table:formula="of:=POWER([.$J$1]; SQRT([.I43]-1))-1" office:value-type="float" office:value="912.675180486719">
            <text:p>913</text:p>
          </table:table-cell>
          <table:table-cell office:value-type="float" office:value="42">
            <text:p>42</text:p>
          </table:table-cell>
          <table:table-cell table:formula="of:=[.H43]-[.H42]" office:value-type="float" office:value="73.3222522462779">
            <text:p>73</text:p>
          </table:table-cell>
          <table:table-cell table:formula="of:=(POWER(LN([.H43]+1); 2) + POWER(LN([.$J$1]);2))/ POWER(LN([.$J$1]);2)" office:value-type="float" office:value="42">
            <text:p>42</text:p>
          </table:table-cell>
          <table:table-cell table:number-columns-repeated="1013"/>
        </table:table-row>
        <table:table-row table:style-name="ro1">
          <table:table-cell table:formula="of:=POWER([.$C$1]; POWER([.B44]-1; [.$D$1]))-1" office:value-type="float" office:value="1308.64615740879">
            <text:p>1309</text:p>
          </table:table-cell>
          <table:table-cell office:value-type="float" office:value="43">
            <text:p>43</text:p>
          </table:table-cell>
          <table:table-cell table:formula="of:=[.A44]-[.A43]" office:value-type="float" office:value="87.1373238210772">
            <text:p>87</text:p>
          </table:table-cell>
          <table:table-cell table:formula="of:=(POWER(LN([.A44]+1); 1/[.$D$1]) + POWER(LN([.$C$1]);1/[.$D$1]))/ POWER(LN([.$C$1]);1/[.$D$1])" office:value-type="float" office:value="43">
            <text:p>43</text:p>
          </table:table-cell>
          <table:table-cell table:number-columns-repeated="3"/>
          <table:table-cell table:formula="of:=POWER([.$J$1]; SQRT([.I44]-1))-1" office:value-type="float" office:value="991.388045066868">
            <text:p>991</text:p>
          </table:table-cell>
          <table:table-cell office:value-type="float" office:value="43">
            <text:p>43</text:p>
          </table:table-cell>
          <table:table-cell table:formula="of:=[.H44]-[.H43]" office:value-type="float" office:value="78.7128645801491">
            <text:p>79</text:p>
          </table:table-cell>
          <table:table-cell table:formula="of:=(POWER(LN([.H44]+1); 2) + POWER(LN([.$J$1]);2))/ POWER(LN([.$J$1]);2)" office:value-type="float" office:value="43">
            <text:p>43</text:p>
          </table:table-cell>
          <table:table-cell table:number-columns-repeated="1013"/>
        </table:table-row>
        <table:table-row table:style-name="ro1">
          <table:table-cell table:formula="of:=POWER([.$C$1]; POWER([.B45]-1; [.$D$1]))-1" office:value-type="float" office:value="1400.62473863403">
            <text:p>1401</text:p>
          </table:table-cell>
          <table:table-cell office:value-type="float" office:value="44">
            <text:p>44</text:p>
          </table:table-cell>
          <table:table-cell table:formula="of:=[.A45]-[.A44]" office:value-type="float" office:value="91.9785812252362">
            <text:p>92</text:p>
          </table:table-cell>
          <table:table-cell table:formula="of:=(POWER(LN([.A45]+1); 1/[.$D$1]) + POWER(LN([.$C$1]);1/[.$D$1]))/ POWER(LN([.$C$1]);1/[.$D$1])" office:value-type="float" office:value="44">
            <text:p>44</text:p>
          </table:table-cell>
          <table:table-cell table:number-columns-repeated="3"/>
          <table:table-cell table:formula="of:=POWER([.$J$1]; SQRT([.I45]-1))-1" office:value-type="float" office:value="1075.82826109632">
            <text:p>1076</text:p>
          </table:table-cell>
          <table:table-cell office:value-type="float" office:value="44">
            <text:p>44</text:p>
          </table:table-cell>
          <table:table-cell table:formula="of:=[.H45]-[.H44]" office:value-type="float" office:value="84.4402160294567">
            <text:p>84</text:p>
          </table:table-cell>
          <table:table-cell table:formula="of:=(POWER(LN([.H45]+1); 2) + POWER(LN([.$J$1]);2))/ POWER(LN([.$J$1]);2)" office:value-type="float" office:value="44">
            <text:p>44</text:p>
          </table:table-cell>
          <table:table-cell table:number-columns-repeated="1013"/>
        </table:table-row>
        <table:table-row table:style-name="ro1">
          <table:table-cell table:formula="of:=POWER([.$C$1]; POWER([.B46]-1; [.$D$1]))-1" office:value-type="float" office:value="1497.65278904026">
            <text:p>1498</text:p>
          </table:table-cell>
          <table:table-cell office:value-type="float" office:value="45">
            <text:p>45</text:p>
          </table:table-cell>
          <table:table-cell table:formula="of:=[.A46]-[.A45]" office:value-type="float" office:value="97.0280504062293">
            <text:p>97</text:p>
          </table:table-cell>
          <table:table-cell table:formula="of:=(POWER(LN([.A46]+1); 1/[.$D$1]) + POWER(LN([.$C$1]);1/[.$D$1]))/ POWER(LN([.$C$1]);1/[.$D$1])" office:value-type="float" office:value="45">
            <text:p>45</text:p>
          </table:table-cell>
          <table:table-cell table:number-columns-repeated="3"/>
          <table:table-cell table:formula="of:=POWER([.$J$1]; SQRT([.I46]-1))-1" office:value-type="float" office:value="1166.35063982689">
            <text:p>1166</text:p>
          </table:table-cell>
          <table:table-cell office:value-type="float" office:value="45">
            <text:p>45</text:p>
          </table:table-cell>
          <table:table-cell table:formula="of:=[.H46]-[.H45]" office:value-type="float" office:value="90.5223787305627">
            <text:p>91</text:p>
          </table:table-cell>
          <table:table-cell table:formula="of:=(POWER(LN([.H46]+1); 2) + POWER(LN([.$J$1]);2))/ POWER(LN([.$J$1]);2)" office:value-type="float" office:value="45">
            <text:p>45</text:p>
          </table:table-cell>
          <table:table-cell table:number-columns-repeated="1013"/>
        </table:table-row>
        <table:table-row table:style-name="ro1">
          <table:table-cell table:formula="of:=POWER([.$C$1]; POWER([.B47]-1; [.$D$1]))-1" office:value-type="float" office:value="1599.94549314289">
            <text:p>1600</text:p>
          </table:table-cell>
          <table:table-cell office:value-type="float" office:value="46">
            <text:p>46</text:p>
          </table:table-cell>
          <table:table-cell table:formula="of:=[.A47]-[.A46]" office:value-type="float" office:value="102.292704102631">
            <text:p>102</text:p>
          </table:table-cell>
          <table:table-cell table:formula="of:=(POWER(LN([.A47]+1); 1/[.$D$1]) + POWER(LN([.$C$1]);1/[.$D$1]))/ POWER(LN([.$C$1]);1/[.$D$1])" office:value-type="float" office:value="46">
            <text:p>46</text:p>
          </table:table-cell>
          <table:table-cell table:number-columns-repeated="3"/>
          <table:table-cell table:formula="of:=POWER([.$J$1]; SQRT([.I47]-1))-1" office:value-type="float" office:value="1263.32890797986">
            <text:p>1263</text:p>
          </table:table-cell>
          <table:table-cell office:value-type="float" office:value="46">
            <text:p>46</text:p>
          </table:table-cell>
          <table:table-cell table:formula="of:=[.H47]-[.H46]" office:value-type="float" office:value="96.9782681529687">
            <text:p>97</text:p>
          </table:table-cell>
          <table:table-cell table:formula="of:=(POWER(LN([.H47]+1); 2) + POWER(LN([.$J$1]);2))/ POWER(LN([.$J$1]);2)" office:value-type="float" office:value="46">
            <text:p>46</text:p>
          </table:table-cell>
          <table:table-cell table:number-columns-repeated="1013"/>
        </table:table-row>
        <table:table-row table:style-name="ro1">
          <table:table-cell table:formula="of:=POWER([.$C$1]; POWER([.B48]-1; [.$D$1]))-1" office:value-type="float" office:value="1707.7251926928">
            <text:p>1708</text:p>
          </table:table-cell>
          <table:table-cell office:value-type="float" office:value="47">
            <text:p>47</text:p>
          </table:table-cell>
          <table:table-cell table:formula="of:=[.A48]-[.A47]" office:value-type="float" office:value="107.779699549912">
            <text:p>108</text:p>
          </table:table-cell>
          <table:table-cell table:formula="of:=(POWER(LN([.A48]+1); 1/[.$D$1]) + POWER(LN([.$C$1]);1/[.$D$1]))/ POWER(LN([.$C$1]);1/[.$D$1])" office:value-type="float" office:value="47">
            <text:p>47</text:p>
          </table:table-cell>
          <table:table-cell table:number-columns-repeated="3"/>
          <table:table-cell table:formula="of:=POWER([.$J$1]; SQRT([.I48]-1))-1" office:value-type="float" office:value="1367.15658569463">
            <text:p>1367</text:p>
          </table:table-cell>
          <table:table-cell office:value-type="float" office:value="47">
            <text:p>47</text:p>
          </table:table-cell>
          <table:table-cell table:formula="of:=[.H48]-[.H47]" office:value-type="float" office:value="103.827677714773">
            <text:p>104</text:p>
          </table:table-cell>
          <table:table-cell table:formula="of:=(POWER(LN([.H48]+1); 2) + POWER(LN([.$J$1]);2))/ POWER(LN([.$J$1]);2)" office:value-type="float" office:value="47">
            <text:p>47</text:p>
          </table:table-cell>
          <table:table-cell table:number-columns-repeated="1013"/>
        </table:table-row>
        <table:table-row table:style-name="ro1">
          <table:table-cell table:formula="of:=POWER([.$C$1]; POWER([.B49]-1; [.$D$1]))-1" office:value-type="float" office:value="1821.22157510666">
            <text:p>1821</text:p>
          </table:table-cell>
          <table:table-cell office:value-type="float" office:value="48">
            <text:p>48</text:p>
          </table:table-cell>
          <table:table-cell table:formula="of:=[.A49]-[.A48]" office:value-type="float" office:value="113.496382413863">
            <text:p>113</text:p>
          </table:table-cell>
          <table:table-cell table:formula="of:=(POWER(LN([.A49]+1); 1/[.$D$1]) + POWER(LN([.$C$1]);1/[.$D$1]))/ POWER(LN([.$C$1]);1/[.$D$1])" office:value-type="float" office:value="48">
            <text:p>48</text:p>
          </table:table-cell>
          <table:table-cell table:number-columns-repeated="3"/>
          <table:table-cell table:formula="of:=POWER([.$J$1]; SQRT([.I49]-1))-1" office:value-type="float" office:value="1478.24790035659">
            <text:p>1478</text:p>
          </table:table-cell>
          <table:table-cell office:value-type="float" office:value="48">
            <text:p>48</text:p>
          </table:table-cell>
          <table:table-cell table:formula="of:=[.H49]-[.H48]" office:value-type="float" office:value="111.091314661961">
            <text:p>111</text:p>
          </table:table-cell>
          <table:table-cell table:formula="of:=(POWER(LN([.H49]+1); 2) + POWER(LN([.$J$1]);2))/ POWER(LN([.$J$1]);2)" office:value-type="float" office:value="48">
            <text:p>48</text:p>
          </table:table-cell>
          <table:table-cell table:number-columns-repeated="1013"/>
        </table:table-row>
        <table:table-row table:style-name="ro1">
          <table:table-cell table:formula="of:=POWER([.$C$1]; POWER([.B50]-1; [.$D$1]))-1" office:value-type="float" office:value="1940.67186589932">
            <text:p>1941</text:p>
          </table:table-cell>
          <table:table-cell office:value-type="float" office:value="49">
            <text:p>49</text:p>
          </table:table-cell>
          <table:table-cell table:formula="of:=[.A50]-[.A49]" office:value-type="float" office:value="119.450290792655">
            <text:p>119</text:p>
          </table:table-cell>
          <table:table-cell table:formula="of:=(POWER(LN([.A50]+1); 1/[.$D$1]) + POWER(LN([.$C$1]);1/[.$D$1]))/ POWER(LN([.$C$1]);1/[.$D$1])" office:value-type="float" office:value="49">
            <text:p>49</text:p>
          </table:table-cell>
          <table:table-cell table:number-columns-repeated="3"/>
          <table:table-cell table:formula="of:=POWER([.$J$1]; SQRT([.I50]-1))-1" office:value-type="float" office:value="1597.03873760947">
            <text:p>1597</text:p>
          </table:table-cell>
          <table:table-cell office:value-type="float" office:value="49">
            <text:p>49</text:p>
          </table:table-cell>
          <table:table-cell table:formula="of:=[.H50]-[.H49]" office:value-type="float" office:value="118.790837252883">
            <text:p>119</text:p>
          </table:table-cell>
          <table:table-cell table:formula="of:=(POWER(LN([.H50]+1); 2) + POWER(LN([.$J$1]);2))/ POWER(LN([.$J$1]);2)" office:value-type="float" office:value="49">
            <text:p>49</text:p>
          </table:table-cell>
          <table:table-cell table:number-columns-repeated="1013"/>
        </table:table-row>
        <table:table-row table:style-name="ro1">
          <table:table-cell table:formula="of:=POWER([.$C$1]; POWER([.B51]-1; [.$D$1]))-1" office:value-type="float" office:value="2066.32102518788">
            <text:p>2066</text:p>
          </table:table-cell>
          <table:table-cell office:value-type="float" office:value="50">
            <text:p>50</text:p>
          </table:table-cell>
          <table:table-cell table:formula="of:=[.A51]-[.A50]" office:value-type="float" office:value="125.649159288565">
            <text:p>126</text:p>
          </table:table-cell>
          <table:table-cell table:formula="of:=(POWER(LN([.A51]+1); 1/[.$D$1]) + POWER(LN([.$C$1]);1/[.$D$1]))/ POWER(LN([.$C$1]);1/[.$D$1])" office:value-type="float" office:value="50">
            <text:p>50</text:p>
          </table:table-cell>
          <table:table-cell table:number-columns-repeated="3"/>
          <table:table-cell table:formula="of:=POWER([.$J$1]; SQRT([.I51]-1))-1" office:value-type="float" office:value="1723.9876309">
            <text:p>1724</text:p>
          </table:table-cell>
          <table:table-cell office:value-type="float" office:value="50">
            <text:p>50</text:p>
          </table:table-cell>
          <table:table-cell table:formula="of:=[.H51]-[.H50]" office:value-type="float" office:value="126.948893290526">
            <text:p>127</text:p>
          </table:table-cell>
          <table:table-cell table:formula="of:=(POWER(LN([.H51]+1); 2) + POWER(LN([.$J$1]);2))/ POWER(LN([.$J$1]);2)" office:value-type="float" office:value="50">
            <text:p>50</text:p>
          </table:table-cell>
          <table:table-cell table:number-columns-repeated="1013"/>
        </table:table-row>
        <table:table-row table:style-name="ro1">
          <table:table-cell table:formula="of:=POWER([.$C$1]; POWER([.B52]-1; [.$D$1]))-1" office:value-type="float" office:value="2198.42194833828">
            <text:p>2198</text:p>
          </table:table-cell>
          <table:table-cell office:value-type="float" office:value="51">
            <text:p>51</text:p>
          </table:table-cell>
          <table:table-cell table:formula="of:=[.A52]-[.A51]" office:value-type="float" office:value="132.100923150401">
            <text:p>132</text:p>
          </table:table-cell>
          <table:table-cell table:formula="of:=(POWER(LN([.A52]+1); 1/[.$D$1]) + POWER(LN([.$C$1]);1/[.$D$1]))/ POWER(LN([.$C$1]);1/[.$D$1])" office:value-type="float" office:value="51">
            <text:p>51</text:p>
          </table:table-cell>
          <table:table-cell table:number-columns-repeated="3"/>
          <table:table-cell table:formula="of:=POWER([.$J$1]; SQRT([.I52]-1))-1" office:value-type="float" office:value="1859.57679094643">
            <text:p>1860</text:p>
          </table:table-cell>
          <table:table-cell office:value-type="float" office:value="51">
            <text:p>51</text:p>
          </table:table-cell>
          <table:table-cell table:formula="of:=[.H52]-[.H51]" office:value-type="float" office:value="135.589160046434">
            <text:p>136</text:p>
          </table:table-cell>
          <table:table-cell table:formula="of:=(POWER(LN([.H52]+1); 2) + POWER(LN([.$J$1]);2))/ POWER(LN([.$J$1]);2)" office:value-type="float" office:value="51">
            <text:p>51</text:p>
          </table:table-cell>
          <table:table-cell table:number-columns-repeated="1013"/>
        </table:table-row>
        <table:table-row table:style-name="ro1">
          <table:table-cell table:formula="of:=POWER([.$C$1]; POWER([.B53]-1; [.$D$1]))-1" office:value-type="float" office:value="2337.23567082587">
            <text:p>2337</text:p>
          </table:table-cell>
          <table:table-cell office:value-type="float" office:value="52">
            <text:p>52</text:p>
          </table:table-cell>
          <table:table-cell table:formula="of:=[.A53]-[.A52]" office:value-type="float" office:value="138.813722487584">
            <text:p>139</text:p>
          </table:table-cell>
          <table:table-cell table:formula="of:=(POWER(LN([.A53]+1); 1/[.$D$1]) + POWER(LN([.$C$1]);1/[.$D$1]))/ POWER(LN([.$C$1]);1/[.$D$1])" office:value-type="float" office:value="52">
            <text:p>52</text:p>
          </table:table-cell>
          <table:table-cell table:number-columns-repeated="3"/>
          <table:table-cell table:formula="of:=POWER([.$J$1]; SQRT([.I53]-1))-1" office:value-type="float" office:value="2004.31317656789">
            <text:p>2004</text:p>
          </table:table-cell>
          <table:table-cell office:value-type="float" office:value="52">
            <text:p>52</text:p>
          </table:table-cell>
          <table:table-cell table:formula="of:=[.H53]-[.H52]" office:value-type="float" office:value="144.736385621459">
            <text:p>145</text:p>
          </table:table-cell>
          <table:table-cell table:formula="of:=(POWER(LN([.H53]+1); 2) + POWER(LN([.$J$1]);2))/ POWER(LN([.$J$1]);2)" office:value-type="float" office:value="52">
            <text:p>52</text:p>
          </table:table-cell>
          <table:table-cell table:number-columns-repeated="1013"/>
        </table:table-row>
        <table:table-row table:style-name="ro1">
          <table:table-cell table:formula="of:=POWER([.$C$1]; POWER([.B54]-1; [.$D$1]))-1" office:value-type="float" office:value="2483.03157738296">
            <text:p>2483</text:p>
          </table:table-cell>
          <table:table-cell office:value-type="float" office:value="53">
            <text:p>53</text:p>
          </table:table-cell>
          <table:table-cell table:formula="of:=[.A54]-[.A53]" office:value-type="float" office:value="145.795906557097">
            <text:p>146</text:p>
          </table:table-cell>
          <table:table-cell table:formula="of:=(POWER(LN([.A54]+1); 1/[.$D$1]) + POWER(LN([.$C$1]);1/[.$D$1]))/ POWER(LN([.$C$1]);1/[.$D$1])" office:value-type="float" office:value="53">
            <text:p>53</text:p>
          </table:table-cell>
          <table:table-cell table:number-columns-repeated="3"/>
          <table:table-cell table:formula="of:=POWER([.$J$1]; SQRT([.I54]-1))-1" office:value-type="float" office:value="2158.72960835772">
            <text:p>2159</text:p>
          </table:table-cell>
          <table:table-cell office:value-type="float" office:value="53">
            <text:p>53</text:p>
          </table:table-cell>
          <table:table-cell table:formula="of:=[.H54]-[.H53]" office:value-type="float" office:value="154.416431789832">
            <text:p>154</text:p>
          </table:table-cell>
          <table:table-cell table:formula="of:=(POWER(LN([.H54]+1); 2) + POWER(LN([.$J$1]);2))/ POWER(LN([.$J$1]);2)" office:value-type="float" office:value="53">
            <text:p>53</text:p>
          </table:table-cell>
          <table:table-cell table:number-columns-repeated="1013"/>
        </table:table-row>
        <table:table-row table:style-name="ro1">
          <table:table-cell table:formula="of:=POWER([.$C$1]; POWER([.B55]-1; [.$D$1]))-1" office:value-type="float" office:value="2636.08761550712">
            <text:p>2636</text:p>
          </table:table-cell>
          <table:table-cell office:value-type="float" office:value="54">
            <text:p>54</text:p>
          </table:table-cell>
          <table:table-cell table:formula="of:=[.A55]-[.A54]" office:value-type="float" office:value="153.056038124162">
            <text:p>153</text:p>
          </table:table-cell>
          <table:table-cell table:formula="of:=(POWER(LN([.A55]+1); 1/[.$D$1]) + POWER(LN([.$C$1]);1/[.$D$1]))/ POWER(LN([.$C$1]);1/[.$D$1])" office:value-type="float" office:value="54">
            <text:p>54</text:p>
          </table:table-cell>
          <table:table-cell table:number-columns-repeated="3"/>
          <table:table-cell table:formula="of:=POWER([.$J$1]; SQRT([.I55]-1))-1" office:value-type="float" office:value="2323.38592673217">
            <text:p>2323</text:p>
          </table:table-cell>
          <table:table-cell office:value-type="float" office:value="54">
            <text:p>54</text:p>
          </table:table-cell>
          <table:table-cell table:formula="of:=[.H55]-[.H54]" office:value-type="float" office:value="164.656318374442">
            <text:p>165</text:p>
          </table:table-cell>
          <table:table-cell table:formula="of:=(POWER(LN([.H55]+1); 2) + POWER(LN([.$J$1]);2))/ POWER(LN([.$J$1]);2)" office:value-type="float" office:value="54">
            <text:p>54</text:p>
          </table:table-cell>
          <table:table-cell table:number-columns-repeated="1013"/>
        </table:table-row>
        <table:table-row table:style-name="ro1">
          <table:table-cell table:formula="of:=POWER([.$C$1]; POWER([.B56]-1; [.$D$1]))-1" office:value-type="float" office:value="2796.69051340499">
            <text:p>2797</text:p>
          </table:table-cell>
          <table:table-cell office:value-type="float" office:value="55">
            <text:p>55</text:p>
          </table:table-cell>
          <table:table-cell table:formula="of:=[.A56]-[.A55]" office:value-type="float" office:value="160.602897897865">
            <text:p>161</text:p>
          </table:table-cell>
          <table:table-cell table:formula="of:=(POWER(LN([.A56]+1); 1/[.$D$1]) + POWER(LN([.$C$1]);1/[.$D$1]))/ POWER(LN([.$C$1]);1/[.$D$1])" office:value-type="float" office:value="55">
            <text:p>55</text:p>
          </table:table-cell>
          <table:table-cell table:number-columns-repeated="3"/>
          <table:table-cell table:formula="of:=POWER([.$J$1]; SQRT([.I56]-1))-1" office:value-type="float" office:value="2498.87019593474">
            <text:p>2499</text:p>
          </table:table-cell>
          <table:table-cell office:value-type="float" office:value="55">
            <text:p>55</text:p>
          </table:table-cell>
          <table:table-cell table:formula="of:=[.H56]-[.H55]" office:value-type="float" office:value="175.484269202573">
            <text:p>175</text:p>
          </table:table-cell>
          <table:table-cell table:formula="of:=(POWER(LN([.H56]+1); 2) + POWER(LN([.$J$1]);2))/ POWER(LN([.$J$1]);2)" office:value-type="float" office:value="55">
            <text:p>55</text:p>
          </table:table-cell>
          <table:table-cell table:number-columns-repeated="1013"/>
        </table:table-row>
        <table:table-row table:style-name="ro1">
          <table:table-cell table:formula="of:=POWER([.$C$1]; POWER([.B57]-1; [.$D$1]))-1" office:value-type="float" office:value="2965.13600244775">
            <text:p>2965</text:p>
          </table:table-cell>
          <table:table-cell office:value-type="float" office:value="56">
            <text:p>56</text:p>
          </table:table-cell>
          <table:table-cell table:formula="of:=[.A57]-[.A56]" office:value-type="float" office:value="168.445489042757">
            <text:p>168</text:p>
          </table:table-cell>
          <table:table-cell table:formula="of:=(POWER(LN([.A57]+1); 1/[.$D$1]) + POWER(LN([.$C$1]);1/[.$D$1]))/ POWER(LN([.$C$1]);1/[.$D$1])" office:value-type="float" office:value="56">
            <text:p>56</text:p>
          </table:table-cell>
          <table:table-cell table:number-columns-repeated="3"/>
          <table:table-cell table:formula="of:=POWER([.$J$1]; SQRT([.I57]-1))-1" office:value-type="float" office:value="2685.79995562762">
            <text:p>2686</text:p>
          </table:table-cell>
          <table:table-cell office:value-type="float" office:value="56">
            <text:p>56</text:p>
          </table:table-cell>
          <table:table-cell table:formula="of:=[.H57]-[.H56]" office:value-type="float" office:value="186.929759692881">
            <text:p>187</text:p>
          </table:table-cell>
          <table:table-cell table:formula="of:=(POWER(LN([.H57]+1); 2) + POWER(LN([.$J$1]);2))/ POWER(LN([.$J$1]);2)" office:value-type="float" office:value="56">
            <text:p>56</text:p>
          </table:table-cell>
          <table:table-cell table:number-columns-repeated="1013"/>
        </table:table-row>
        <table:table-row table:style-name="ro1">
          <table:table-cell table:formula="of:=POWER([.$C$1]; POWER([.B58]-1; [.$D$1]))-1" office:value-type="float" office:value="3141.7290442153">
            <text:p>3142</text:p>
          </table:table-cell>
          <table:table-cell office:value-type="float" office:value="57">
            <text:p>57</text:p>
          </table:table-cell>
          <table:table-cell table:formula="of:=[.A58]-[.A57]" office:value-type="float" office:value="176.59304176755">
            <text:p>177</text:p>
          </table:table-cell>
          <table:table-cell table:formula="of:=(POWER(LN([.A58]+1); 1/[.$D$1]) + POWER(LN([.$C$1]);1/[.$D$1]))/ POWER(LN([.$C$1]);1/[.$D$1])" office:value-type="float" office:value="57">
            <text:p>57</text:p>
          </table:table-cell>
          <table:table-cell table:number-columns-repeated="3"/>
          <table:table-cell table:formula="of:=POWER([.$J$1]; SQRT([.I58]-1))-1" office:value-type="float" office:value="2884.82352175339">
            <text:p>2885</text:p>
          </table:table-cell>
          <table:table-cell office:value-type="float" office:value="57">
            <text:p>57</text:p>
          </table:table-cell>
          <table:table-cell table:formula="of:=[.H58]-[.H57]" office:value-type="float" office:value="199.02356612577">
            <text:p>199</text:p>
          </table:table-cell>
          <table:table-cell table:formula="of:=(POWER(LN([.H58]+1); 2) + POWER(LN([.$J$1]);2))/ POWER(LN([.$J$1]);2)" office:value-type="float" office:value="57">
            <text:p>57</text:p>
          </table:table-cell>
          <table:table-cell table:number-columns-repeated="1013"/>
        </table:table-row>
        <table:table-row table:style-name="ro1">
          <table:table-cell table:formula="of:=POWER([.$C$1]; POWER([.B59]-1; [.$D$1]))-1" office:value-type="float" office:value="3326.7840622073">
            <text:p>3327</text:p>
          </table:table-cell>
          <table:table-cell office:value-type="float" office:value="58">
            <text:p>58</text:p>
          </table:table-cell>
          <table:table-cell table:formula="of:=[.A59]-[.A58]" office:value-type="float" office:value="185.055017991998">
            <text:p>185</text:p>
          </table:table-cell>
          <table:table-cell table:formula="of:=(POWER(LN([.A59]+1); 1/[.$D$1]) + POWER(LN([.$C$1]);1/[.$D$1]))/ POWER(LN([.$C$1]);1/[.$D$1])" office:value-type="float" office:value="58">
            <text:p>58</text:p>
          </table:table-cell>
          <table:table-cell table:number-columns-repeated="3"/>
          <table:table-cell table:formula="of:=POWER([.$J$1]; SQRT([.I59]-1))-1" office:value-type="float" office:value="3096.62133840429">
            <text:p>3097</text:p>
          </table:table-cell>
          <table:table-cell office:value-type="float" office:value="58">
            <text:p>58</text:p>
          </table:table-cell>
          <table:table-cell table:formula="of:=[.H59]-[.H58]" office:value-type="float" office:value="211.797816650903">
            <text:p>212</text:p>
          </table:table-cell>
          <table:table-cell table:formula="of:=(POWER(LN([.H59]+1); 2) + POWER(LN([.$J$1]);2))/ POWER(LN([.$J$1]);2)" office:value-type="float" office:value="58">
            <text:p>58</text:p>
          </table:table-cell>
          <table:table-cell table:number-columns-repeated="1013"/>
        </table:table-row>
        <table:table-row table:style-name="ro1">
          <table:table-cell table:formula="of:=POWER([.$C$1]; POWER([.B60]-1; [.$D$1]))-1" office:value-type="float" office:value="3520.62517830043">
            <text:p>3521</text:p>
          </table:table-cell>
          <table:table-cell office:value-type="float" office:value="59">
            <text:p>59</text:p>
          </table:table-cell>
          <table:table-cell table:formula="of:=[.A60]-[.A59]" office:value-type="float" office:value="193.841116093136">
            <text:p>194</text:p>
          </table:table-cell>
          <table:table-cell table:formula="of:=(POWER(LN([.A60]+1); 1/[.$D$1]) + POWER(LN([.$C$1]);1/[.$D$1]))/ POWER(LN([.$C$1]);1/[.$D$1])" office:value-type="float" office:value="59">
            <text:p>59</text:p>
          </table:table-cell>
          <table:table-cell table:number-columns-repeated="3"/>
          <table:table-cell table:formula="of:=POWER([.$J$1]; SQRT([.I60]-1))-1" office:value-type="float" office:value="3321.90738249145">
            <text:p>3322</text:p>
          </table:table-cell>
          <table:table-cell office:value-type="float" office:value="59">
            <text:p>59</text:p>
          </table:table-cell>
          <table:table-cell table:formula="of:=[.H60]-[.H59]" office:value-type="float" office:value="225.286044087152">
            <text:p>225</text:p>
          </table:table-cell>
          <table:table-cell table:formula="of:=(POWER(LN([.H60]+1); 2) + POWER(LN([.$J$1]);2))/ POWER(LN([.$J$1]);2)" office:value-type="float" office:value="59">
            <text:p>59</text:p>
          </table:table-cell>
          <table:table-cell table:number-columns-repeated="1013"/>
        </table:table-row>
        <table:table-row table:style-name="ro1">
          <table:table-cell table:formula="of:=POWER([.$C$1]; POWER([.B61]-1; [.$D$1]))-1" office:value-type="float" office:value="3723.58645403235">
            <text:p>3724</text:p>
          </table:table-cell>
          <table:table-cell office:value-type="float" office:value="60">
            <text:p>60</text:p>
          </table:table-cell>
          <table:table-cell table:formula="of:=[.A61]-[.A60]" office:value-type="float" office:value="202.961275731919">
            <text:p>203</text:p>
          </table:table-cell>
          <table:table-cell table:formula="of:=(POWER(LN([.A61]+1); 1/[.$D$1]) + POWER(LN([.$C$1]);1/[.$D$1]))/ POWER(LN([.$C$1]);1/[.$D$1])" office:value-type="float" office:value="60">
            <text:p>60</text:p>
          </table:table-cell>
          <table:table-cell table:number-columns-repeated="3"/>
          <table:table-cell table:formula="of:=POWER([.$J$1]; SQRT([.I61]-1))-1" office:value-type="float" office:value="3561.43062306333">
            <text:p>3561</text:p>
          </table:table-cell>
          <table:table-cell office:value-type="float" office:value="60">
            <text:p>60</text:p>
          </table:table-cell>
          <table:table-cell table:formula="of:=[.H61]-[.H60]" office:value-type="float" office:value="239.523240571879">
            <text:p>240</text:p>
          </table:table-cell>
          <table:table-cell table:formula="of:=(POWER(LN([.H61]+1); 2) + POWER(LN([.$J$1]);2))/ POWER(LN([.$J$1]);2)" office:value-type="float" office:value="60">
            <text:p>60</text:p>
          </table:table-cell>
          <table:table-cell table:number-columns-repeated="1013"/>
        </table:table-row>
        <table:table-row table:style-name="ro1">
          <table:table-cell table:formula="of:=POWER([.$C$1]; POWER([.B62]-1; [.$D$1]))-1" office:value-type="float" office:value="3936.01213679395">
            <text:p>3936</text:p>
          </table:table-cell>
          <table:table-cell office:value-type="float" office:value="61">
            <text:p>61</text:p>
          </table:table-cell>
          <table:table-cell table:formula="of:=[.A62]-[.A61]" office:value-type="float" office:value="212.425682761603">
            <text:p>212</text:p>
          </table:table-cell>
          <table:table-cell table:formula="of:=(POWER(LN([.A62]+1); 1/[.$D$1]) + POWER(LN([.$C$1]);1/[.$D$1]))/ POWER(LN([.$C$1]);1/[.$D$1])" office:value-type="float" office:value="61">
            <text:p>61</text:p>
          </table:table-cell>
          <table:table-cell table:number-columns-repeated="3"/>
          <table:table-cell table:formula="of:=POWER([.$J$1]; SQRT([.I62]-1))-1" office:value-type="float" office:value="3815.97653718141">
            <text:p>3816</text:p>
          </table:table-cell>
          <table:table-cell office:value-type="float" office:value="61">
            <text:p>61</text:p>
          </table:table-cell>
          <table:table-cell table:formula="of:=[.H62]-[.H61]" office:value-type="float" office:value="254.545914118082">
            <text:p>255</text:p>
          </table:table-cell>
          <table:table-cell table:formula="of:=(POWER(LN([.H62]+1); 2) + POWER(LN([.$J$1]);2))/ POWER(LN([.$J$1]);2)" office:value-type="float" office:value="61">
            <text:p>61</text:p>
          </table:table-cell>
          <table:table-cell table:number-columns-repeated="1013"/>
        </table:table-row>
        <table:table-row table:style-name="ro1">
          <table:table-cell table:formula="of:=POWER([.$C$1]; POWER([.B63]-1; [.$D$1]))-1" office:value-type="float" office:value="4158.25691101273">
            <text:p>4158</text:p>
          </table:table-cell>
          <table:table-cell office:value-type="float" office:value="62">
            <text:p>62</text:p>
          </table:table-cell>
          <table:table-cell table:formula="of:=[.A63]-[.A62]" office:value-type="float" office:value="222.244774218771">
            <text:p>222</text:p>
          </table:table-cell>
          <table:table-cell table:formula="of:=(POWER(LN([.A63]+1); 1/[.$D$1]) + POWER(LN([.$C$1]);1/[.$D$1]))/ POWER(LN([.$C$1]);1/[.$D$1])" office:value-type="float" office:value="62">
            <text:p>62</text:p>
          </table:table-cell>
          <table:table-cell table:number-columns-repeated="3"/>
          <table:table-cell table:formula="of:=POWER([.$J$1]; SQRT([.I63]-1))-1" office:value-type="float" office:value="4086.36868432098">
            <text:p>4086</text:p>
          </table:table-cell>
          <table:table-cell office:value-type="float" office:value="62">
            <text:p>62</text:p>
          </table:table-cell>
          <table:table-cell table:formula="of:=[.H63]-[.H62]" office:value-type="float" office:value="270.392147139573">
            <text:p>270</text:p>
          </table:table-cell>
          <table:table-cell table:formula="of:=(POWER(LN([.H63]+1); 2) + POWER(LN([.$J$1]);2))/ POWER(LN([.$J$1]);2)" office:value-type="float" office:value="62">
            <text:p>62</text:p>
          </table:table-cell>
          <table:table-cell table:number-columns-repeated="1013"/>
        </table:table-row>
        <table:table-row table:style-name="ro1">
          <table:table-cell table:formula="of:=POWER([.$C$1]; POWER([.B64]-1; [.$D$1]))-1" office:value-type="float" office:value="4390.6861544112">
            <text:p>4391</text:p>
          </table:table-cell>
          <table:table-cell office:value-type="float" office:value="63">
            <text:p>63</text:p>
          </table:table-cell>
          <table:table-cell table:formula="of:=[.A64]-[.A63]" office:value-type="float" office:value="232.42924339847">
            <text:p>232</text:p>
          </table:table-cell>
          <table:table-cell table:formula="of:=(POWER(LN([.A64]+1); 1/[.$D$1]) + POWER(LN([.$C$1]);1/[.$D$1]))/ POWER(LN([.$C$1]);1/[.$D$1])" office:value-type="float" office:value="63">
            <text:p>63</text:p>
          </table:table-cell>
          <table:table-cell table:number-columns-repeated="3"/>
          <table:table-cell table:formula="of:=POWER([.$J$1]; SQRT([.I64]-1))-1" office:value-type="float" office:value="4373.47034132729">
            <text:p>4373</text:p>
          </table:table-cell>
          <table:table-cell office:value-type="float" office:value="63">
            <text:p>63</text:p>
          </table:table-cell>
          <table:table-cell table:formula="of:=[.H64]-[.H63]" office:value-type="float" office:value="287.101657006309">
            <text:p>287</text:p>
          </table:table-cell>
          <table:table-cell table:formula="of:=(POWER(LN([.H64]+1); 2) + POWER(LN([.$J$1]);2))/ POWER(LN([.$J$1]);2)" office:value-type="float" office:value="63">
            <text:p>63</text:p>
          </table:table-cell>
          <table:table-cell table:number-columns-repeated="1013"/>
        </table:table-row>
        <table:table-row table:style-name="ro1">
          <table:table-cell table:formula="of:=POWER([.$C$1]; POWER([.B65]-1; [.$D$1]))-1" office:value-type="float" office:value="4633.67619942557">
            <text:p>4634</text:p>
          </table:table-cell>
          <table:table-cell office:value-type="float" office:value="64">
            <text:p>64</text:p>
          </table:table-cell>
          <table:table-cell table:formula="of:=[.A65]-[.A64]" office:value-type="float" office:value="242.990045014377">
            <text:p>243</text:p>
          </table:table-cell>
          <table:table-cell table:formula="of:=(POWER(LN([.A65]+1); 1/[.$D$1]) + POWER(LN([.$C$1]);1/[.$D$1]))/ POWER(LN([.$C$1]);1/[.$D$1])" office:value-type="float" office:value="64">
            <text:p>64</text:p>
          </table:table-cell>
          <table:table-cell table:number-columns-repeated="3"/>
          <table:table-cell table:formula="of:=POWER([.$J$1]; SQRT([.I65]-1))-1" office:value-type="float" office:value="4678.18620002065">
            <text:p>4678</text:p>
          </table:table-cell>
          <table:table-cell office:value-type="float" office:value="64">
            <text:p>64</text:p>
          </table:table-cell>
          <table:table-cell table:formula="of:=[.H65]-[.H64]" office:value-type="float" office:value="304.715858693362">
            <text:p>305</text:p>
          </table:table-cell>
          <table:table-cell table:formula="of:=(POWER(LN([.H65]+1); 2) + POWER(LN([.$J$1]);2))/ POWER(LN([.$J$1]);2)" office:value-type="float" office:value="64">
            <text:p>64</text:p>
          </table:table-cell>
          <table:table-cell table:number-columns-repeated="1013"/>
        </table:table-row>
        <table:table-row table:style-name="ro1">
          <table:table-cell table:formula="of:=POWER([.$C$1]; POWER([.B66]-1; [.$D$1]))-1" office:value-type="float" office:value="4887.61459987108">
            <text:p>4888</text:p>
          </table:table-cell>
          <table:table-cell office:value-type="float" office:value="65">
            <text:p>65</text:p>
          </table:table-cell>
          <table:table-cell table:formula="of:=[.A66]-[.A65]" office:value-type="float" office:value="253.938400445506">
            <text:p>254</text:p>
          </table:table-cell>
          <table:table-cell table:formula="of:=(POWER(LN([.A66]+1); 1/[.$D$1]) + POWER(LN([.$C$1]);1/[.$D$1]))/ POWER(LN([.$C$1]);1/[.$D$1])" office:value-type="float" office:value="65">
            <text:p>65</text:p>
          </table:table-cell>
          <table:table-cell table:number-columns-repeated="3"/>
          <table:table-cell table:formula="of:=POWER([.$J$1]; SQRT([.I66]-1))-1" office:value-type="float" office:value="5001.46412961">
            <text:p>5001</text:p>
          </table:table-cell>
          <table:table-cell office:value-type="float" office:value="65">
            <text:p>65</text:p>
          </table:table-cell>
          <table:table-cell table:formula="of:=[.H66]-[.H65]" office:value-type="float" office:value="323.277929589347">
            <text:p>323</text:p>
          </table:table-cell>
          <table:table-cell table:formula="of:=(POWER(LN([.H66]+1); 2) + POWER(LN([.$J$1]);2))/ POWER(LN([.$J$1]);2)" office:value-type="float" office:value="65">
            <text:p>65</text:p>
          </table:table-cell>
          <table:table-cell table:number-columns-repeated="1013"/>
        </table:table-row>
        <table:table-row table:style-name="ro1">
          <table:table-cell table:formula="of:=POWER([.$C$1]; POWER([.B67]-1; [.$D$1]))-1" office:value-type="float" office:value="5152.90040294138">
            <text:p>5153</text:p>
          </table:table-cell>
          <table:table-cell office:value-type="float" office:value="66">
            <text:p>66</text:p>
          </table:table-cell>
          <table:table-cell table:formula="of:=[.A67]-[.A66]" office:value-type="float" office:value="265.285803070305">
            <text:p>265</text:p>
          </table:table-cell>
          <table:table-cell table:formula="of:=(POWER(LN([.A67]+1); 1/[.$D$1]) + POWER(LN([.$C$1]);1/[.$D$1]))/ POWER(LN([.$C$1]);1/[.$D$1])" office:value-type="float" office:value="66">
            <text:p>66</text:p>
          </table:table-cell>
          <table:table-cell table:number-columns-repeated="3"/>
          <table:table-cell table:formula="of:=POWER([.$J$1]; SQRT([.I67]-1))-1" office:value-type="float" office:value="5344.29700614155">
            <text:p>5344</text:p>
          </table:table-cell>
          <table:table-cell office:value-type="float" office:value="66">
            <text:p>66</text:p>
          </table:table-cell>
          <table:table-cell table:formula="of:=[.H67]-[.H66]" office:value-type="float" office:value="342.832876531549">
            <text:p>343</text:p>
          </table:table-cell>
          <table:table-cell table:formula="of:=(POWER(LN([.H67]+1); 2) + POWER(LN([.$J$1]);2))/ POWER(LN([.$J$1]);2)" office:value-type="float" office:value="66">
            <text:p>66</text:p>
          </table:table-cell>
          <table:table-cell table:number-columns-repeated="1013"/>
        </table:table-row>
        <table:table-row table:style-name="ro1">
          <table:table-cell table:formula="of:=POWER([.$C$1]; POWER([.B68]-1; [.$D$1]))-1" office:value-type="float" office:value="5429.9444266312">
            <text:p>5430</text:p>
          </table:table-cell>
          <table:table-cell office:value-type="float" office:value="67">
            <text:p>67</text:p>
          </table:table-cell>
          <table:table-cell table:formula="of:=[.A68]-[.A67]" office:value-type="float" office:value="277.04402368982">
            <text:p>277</text:p>
          </table:table-cell>
          <table:table-cell table:formula="of:=(POWER(LN([.A68]+1); 1/[.$D$1]) + POWER(LN([.$C$1]);1/[.$D$1]))/ POWER(LN([.$C$1]);1/[.$D$1])" office:value-type="float" office:value="67">
            <text:p>67</text:p>
          </table:table-cell>
          <table:table-cell table:number-columns-repeated="3"/>
          <table:table-cell table:formula="of:=POWER([.$J$1]; SQRT([.I68]-1))-1" office:value-type="float" office:value="5707.72461127875">
            <text:p>5708</text:p>
          </table:table-cell>
          <table:table-cell office:value-type="float" office:value="67">
            <text:p>67</text:p>
          </table:table-cell>
          <table:table-cell table:formula="of:=[.H68]-[.H67]" office:value-type="float" office:value="363.427605137203">
            <text:p>363</text:p>
          </table:table-cell>
          <table:table-cell table:formula="of:=(POWER(LN([.H68]+1); 2) + POWER(LN([.$J$1]);2))/ POWER(LN([.$J$1]);2)" office:value-type="float" office:value="67">
            <text:p>67</text:p>
          </table:table-cell>
          <table:table-cell table:number-columns-repeated="1013"/>
        </table:table-row>
        <table:table-row table:style-name="ro1">
          <table:table-cell table:formula="of:=POWER([.$C$1]; POWER([.B69]-1; [.$D$1]))-1" office:value-type="float" office:value="5719.16954267197">
            <text:p>5719</text:p>
          </table:table-cell>
          <table:table-cell office:value-type="float" office:value="68">
            <text:p>68</text:p>
          </table:table-cell>
          <table:table-cell table:formula="of:=[.A69]-[.A68]" office:value-type="float" office:value="289.22511604077">
            <text:p>289</text:p>
          </table:table-cell>
          <table:table-cell table:formula="of:=(POWER(LN([.A69]+1); 1/[.$D$1]) + POWER(LN([.$C$1]);1/[.$D$1]))/ POWER(LN([.$C$1]);1/[.$D$1])" office:value-type="float" office:value="68">
            <text:p>68</text:p>
          </table:table-cell>
          <table:table-cell table:number-columns-repeated="3"/>
          <table:table-cell table:formula="of:=POWER([.$J$1]; SQRT([.I69]-1))-1" office:value-type="float" office:value="6092.83560278091">
            <text:p>6093</text:p>
          </table:table-cell>
          <table:table-cell office:value-type="float" office:value="68">
            <text:p>68</text:p>
          </table:table-cell>
          <table:table-cell table:formula="of:=[.H69]-[.H68]" office:value-type="float" office:value="385.110991502163">
            <text:p>385</text:p>
          </table:table-cell>
          <table:table-cell table:formula="of:=(POWER(LN([.H69]+1); 2) + POWER(LN([.$J$1]);2))/ POWER(LN([.$J$1]);2)" office:value-type="float" office:value="68">
            <text:p>68</text:p>
          </table:table-cell>
          <table:table-cell table:number-columns-repeated="1013"/>
        </table:table-row>
        <table:table-row table:style-name="ro1">
          <table:table-cell table:formula="of:=POWER([.$C$1]; POWER([.B70]-1; [.$D$1]))-1" office:value-type="float" office:value="6021.01096507205">
            <text:p>6021</text:p>
          </table:table-cell>
          <table:table-cell office:value-type="float" office:value="69">
            <text:p>69</text:p>
          </table:table-cell>
          <table:table-cell table:formula="of:=[.A70]-[.A69]" office:value-type="float" office:value="301.841422400073">
            <text:p>302</text:p>
          </table:table-cell>
          <table:table-cell table:formula="of:=(POWER(LN([.A70]+1); 1/[.$D$1]) + POWER(LN([.$C$1]);1/[.$D$1]))/ POWER(LN([.$C$1]);1/[.$D$1])" office:value-type="float" office:value="69">
            <text:p>69</text:p>
          </table:table-cell>
          <table:table-cell table:number-columns-repeated="3"/>
          <table:table-cell table:formula="of:=POWER([.$J$1]; SQRT([.I70]-1))-1" office:value-type="float" office:value="6500.76955912141">
            <text:p>6501</text:p>
          </table:table-cell>
          <table:table-cell office:value-type="float" office:value="69">
            <text:p>69</text:p>
          </table:table-cell>
          <table:table-cell table:formula="of:=[.H70]-[.H69]" office:value-type="float" office:value="407.933956340497">
            <text:p>408</text:p>
          </table:table-cell>
          <table:table-cell table:formula="of:=(POWER(LN([.H70]+1); 2) + POWER(LN([.$J$1]);2))/ POWER(LN([.$J$1]);2)" office:value-type="float" office:value="69">
            <text:p>69</text:p>
          </table:table-cell>
          <table:table-cell table:number-columns-repeated="1013"/>
        </table:table-row>
        <table:table-row table:style-name="ro1">
          <table:table-cell table:formula="of:=POWER([.$C$1]; POWER([.B71]-1; [.$D$1]))-1" office:value-type="float" office:value="6335.91654435403">
            <text:p>6336</text:p>
          </table:table-cell>
          <table:table-cell office:value-type="float" office:value="70">
            <text:p>70</text:p>
          </table:table-cell>
          <table:table-cell table:formula="of:=[.A71]-[.A70]" office:value-type="float" office:value="314.90557928198">
            <text:p>315</text:p>
          </table:table-cell>
          <table:table-cell table:formula="of:=(POWER(LN([.A71]+1); 1/[.$D$1]) + POWER(LN([.$C$1]);1/[.$D$1]))/ POWER(LN([.$C$1]);1/[.$D$1])" office:value-type="float" office:value="70">
            <text:p>70</text:p>
          </table:table-cell>
          <table:table-cell table:number-columns-repeated="3"/>
          <table:table-cell table:formula="of:=POWER([.$J$1]; SQRT([.I71]-1))-1" office:value-type="float" office:value="6932.71910076156">
            <text:p>6933</text:p>
          </table:table-cell>
          <table:table-cell office:value-type="float" office:value="70">
            <text:p>70</text:p>
          </table:table-cell>
          <table:table-cell table:formula="of:=[.H71]-[.H70]" office:value-type="float" office:value="431.949541640147">
            <text:p>432</text:p>
          </table:table-cell>
          <table:table-cell table:formula="of:=(POWER(LN([.H71]+1); 2) + POWER(LN([.$J$1]);2))/ POWER(LN([.$J$1]);2)" office:value-type="float" office:value="70">
            <text:p>70</text:p>
          </table:table-cell>
          <table:table-cell table:number-columns-repeated="1013"/>
        </table:table-row>
        <table:table-row table:style-name="ro1">
          <table:table-cell table:formula="of:=POWER([.$C$1]; POWER([.B72]-1; [.$D$1]))-1" office:value-type="float" office:value="6664.34706758321">
            <text:p>6664</text:p>
          </table:table-cell>
          <table:table-cell office:value-type="float" office:value="71">
            <text:p>71</text:p>
          </table:table-cell>
          <table:table-cell table:formula="of:=[.A72]-[.A71]" office:value-type="float" office:value="328.430523229187">
            <text:p>328</text:p>
          </table:table-cell>
          <table:table-cell table:formula="of:=(POWER(LN([.A72]+1); 1/[.$D$1]) + POWER(LN([.$C$1]);1/[.$D$1]))/ POWER(LN([.$C$1]);1/[.$D$1])" office:value-type="float" office:value="71">
            <text:p>71</text:p>
          </table:table-cell>
          <table:table-cell table:number-columns-repeated="3"/>
          <table:table-cell table:formula="of:=POWER([.$J$1]; SQRT([.I72]-1))-1" office:value-type="float" office:value="7389.93209067401">
            <text:p>7390</text:p>
          </table:table-cell>
          <table:table-cell office:value-type="float" office:value="71">
            <text:p>71</text:p>
          </table:table-cell>
          <table:table-cell table:formula="of:=[.H72]-[.H71]" office:value-type="float" office:value="457.212989912453">
            <text:p>457</text:p>
          </table:table-cell>
          <table:table-cell table:formula="of:=(POWER(LN([.H72]+1); 2) + POWER(LN([.$J$1]);2))/ POWER(LN([.$J$1]);2)" office:value-type="float" office:value="71">
            <text:p>71</text:p>
          </table:table-cell>
          <table:table-cell table:number-columns-repeated="1013"/>
        </table:table-row>
        <table:table-row table:style-name="ro1">
          <table:table-cell table:formula="of:=POWER([.$C$1]; POWER([.B73]-1; [.$D$1]))-1" office:value-type="float" office:value="7006.77656428235">
            <text:p>7007</text:p>
          </table:table-cell>
          <table:table-cell office:value-type="float" office:value="72">
            <text:p>72</text:p>
          </table:table-cell>
          <table:table-cell table:formula="of:=[.A73]-[.A72]" office:value-type="float" office:value="342.429496699133">
            <text:p>342</text:p>
          </table:table-cell>
          <table:table-cell table:formula="of:=(POWER(LN([.A73]+1); 1/[.$D$1]) + POWER(LN([.$C$1]);1/[.$D$1]))/ POWER(LN([.$C$1]);1/[.$D$1])" office:value-type="float" office:value="72">
            <text:p>72</text:p>
          </table:table-cell>
          <table:table-cell table:number-columns-repeated="3"/>
          <table:table-cell table:formula="of:=POWER([.$J$1]; SQRT([.I73]-1))-1" office:value-type="float" office:value="7873.71391678918">
            <text:p>7874</text:p>
          </table:table-cell>
          <table:table-cell office:value-type="float" office:value="72">
            <text:p>72</text:p>
          </table:table-cell>
          <table:table-cell table:formula="of:=[.H73]-[.H72]" office:value-type="float" office:value="483.781826115166">
            <text:p>484</text:p>
          </table:table-cell>
          <table:table-cell table:formula="of:=(POWER(LN([.H73]+1); 2) + POWER(LN([.$J$1]);2))/ POWER(LN([.$J$1]);2)" office:value-type="float" office:value="72">
            <text:p>72</text:p>
          </table:table-cell>
          <table:table-cell table:number-columns-repeated="1013"/>
        </table:table-row>
        <table:table-row table:style-name="ro1">
          <table:table-cell table:formula="of:=POWER([.$C$1]; POWER([.B74]-1; [.$D$1]))-1" office:value-type="float" office:value="7363.69261832929">
            <text:p>7364</text:p>
          </table:table-cell>
          <table:table-cell office:value-type="float" office:value="73">
            <text:p>73</text:p>
          </table:table-cell>
          <table:table-cell table:formula="of:=[.A74]-[.A73]" office:value-type="float" office:value="356.916054046947">
            <text:p>357</text:p>
          </table:table-cell>
          <table:table-cell table:formula="of:=(POWER(LN([.A74]+1); 1/[.$D$1]) + POWER(LN([.$C$1]);1/[.$D$1]))/ POWER(LN([.$C$1]);1/[.$D$1])" office:value-type="float" office:value="73">
            <text:p>73</text:p>
          </table:table-cell>
          <table:table-cell table:number-columns-repeated="3"/>
          <table:table-cell table:formula="of:=POWER([.$J$1]; SQRT([.I74]-1))-1" office:value-type="float" office:value="8385.42985912011">
            <text:p>8385</text:p>
          </table:table-cell>
          <table:table-cell office:value-type="float" office:value="73">
            <text:p>73</text:p>
          </table:table-cell>
          <table:table-cell table:formula="of:=[.H74]-[.H73]" office:value-type="float" office:value="511.715942330929">
            <text:p>512</text:p>
          </table:table-cell>
          <table:table-cell table:formula="of:=(POWER(LN([.H74]+1); 2) + POWER(LN([.$J$1]);2))/ POWER(LN([.$J$1]);2)" office:value-type="float" office:value="73">
            <text:p>73</text:p>
          </table:table-cell>
          <table:table-cell table:number-columns-repeated="1013"/>
        </table:table-row>
        <table:table-row table:style-name="ro1">
          <table:table-cell table:formula="of:=POWER([.$C$1]; POWER([.B75]-1; [.$D$1]))-1" office:value-type="float" office:value="7735.59668593559">
            <text:p>7736</text:p>
          </table:table-cell>
          <table:table-cell office:value-type="float" office:value="74">
            <text:p>74</text:p>
          </table:table-cell>
          <table:table-cell table:formula="of:=[.A75]-[.A74]" office:value-type="float" office:value="371.904067606298">
            <text:p>372</text:p>
          </table:table-cell>
          <table:table-cell table:formula="of:=(POWER(LN([.A75]+1); 1/[.$D$1]) + POWER(LN([.$C$1]);1/[.$D$1]))/ POWER(LN([.$C$1]);1/[.$D$1])" office:value-type="float" office:value="74">
            <text:p>74</text:p>
          </table:table-cell>
          <table:table-cell table:number-columns-repeated="3"/>
          <table:table-cell table:formula="of:=POWER([.$J$1]; SQRT([.I75]-1))-1" office:value-type="float" office:value="8926.50754440571">
            <text:p>8927</text:p>
          </table:table-cell>
          <table:table-cell office:value-type="float" office:value="74">
            <text:p>74</text:p>
          </table:table-cell>
          <table:table-cell table:formula="of:=[.H75]-[.H74]" office:value-type="float" office:value="541.077685285609">
            <text:p>541</text:p>
          </table:table-cell>
          <table:table-cell table:formula="of:=(POWER(LN([.H75]+1); 2) + POWER(LN([.$J$1]);2))/ POWER(LN([.$J$1]);2)" office:value-type="float" office:value="74">
            <text:p>74</text:p>
          </table:table-cell>
          <table:table-cell table:number-columns-repeated="1013"/>
        </table:table-row>
        <table:table-row table:style-name="ro1">
          <table:table-cell table:formula="of:=POWER([.$C$1]; POWER([.B76]-1; [.$D$1]))-1" office:value-type="float" office:value="8123.00441980509">
            <text:p>8123</text:p>
          </table:table-cell>
          <table:table-cell office:value-type="float" office:value="75">
            <text:p>75</text:p>
          </table:table-cell>
          <table:table-cell table:formula="of:=[.A76]-[.A75]" office:value-type="float" office:value="387.407733869502">
            <text:p>387</text:p>
          </table:table-cell>
          <table:table-cell table:formula="of:=(POWER(LN([.A76]+1); 1/[.$D$1]) + POWER(LN([.$C$1]);1/[.$D$1]))/ POWER(LN([.$C$1]);1/[.$D$1])" office:value-type="float" office:value="75">
            <text:p>75</text:p>
          </table:table-cell>
          <table:table-cell table:number-columns-repeated="3"/>
          <table:table-cell table:formula="of:=POWER([.$J$1]; SQRT([.I76]-1))-1" office:value-type="float" office:value="9498.43949119857">
            <text:p>9498</text:p>
          </table:table-cell>
          <table:table-cell office:value-type="float" office:value="75">
            <text:p>75</text:p>
          </table:table-cell>
          <table:table-cell table:formula="of:=[.H76]-[.H75]" office:value-type="float" office:value="571.931946792854">
            <text:p>572</text:p>
          </table:table-cell>
          <table:table-cell table:formula="of:=(POWER(LN([.H76]+1); 2) + POWER(LN([.$J$1]);2))/ POWER(LN([.$J$1]);2)" office:value-type="float" office:value="75">
            <text:p>75</text:p>
          </table:table-cell>
          <table:table-cell table:number-columns-repeated="1013"/>
        </table:table-row>
        <table:table-row table:style-name="ro1">
          <table:table-cell table:formula="of:=POWER([.$C$1]; POWER([.B77]-1; [.$D$1]))-1" office:value-type="float" office:value="8526.44599957348">
            <text:p>8526</text:p>
          </table:table-cell>
          <table:table-cell office:value-type="float" office:value="76">
            <text:p>76</text:p>
          </table:table-cell>
          <table:table-cell table:formula="of:=[.A77]-[.A76]" office:value-type="float" office:value="403.441579768391">
            <text:p>403</text:p>
          </table:table-cell>
          <table:table-cell table:formula="of:=(POWER(LN([.A77]+1); 1/[.$D$1]) + POWER(LN([.$C$1]);1/[.$D$1]))/ POWER(LN([.$C$1]);1/[.$D$1])" office:value-type="float" office:value="76">
            <text:p>76</text:p>
          </table:table-cell>
          <table:table-cell table:number-columns-repeated="3"/>
          <table:table-cell table:formula="of:=POWER([.$J$1]; SQRT([.I77]-1))-1" office:value-type="float" office:value="10102.7857484129">
            <text:p>10103</text:p>
          </table:table-cell>
          <table:table-cell office:value-type="float" office:value="76">
            <text:p>76</text:p>
          </table:table-cell>
          <table:table-cell table:formula="of:=[.H77]-[.H76]" office:value-type="float" office:value="604.346257214304">
            <text:p>604</text:p>
          </table:table-cell>
          <table:table-cell table:formula="of:=(POWER(LN([.H77]+1); 2) + POWER(LN([.$J$1]);2))/ POWER(LN([.$J$1]);2)" office:value-type="float" office:value="76">
            <text:p>76</text:p>
          </table:table-cell>
          <table:table-cell table:number-columns-repeated="1013"/>
        </table:table-row>
        <table:table-row table:style-name="ro1">
          <table:table-cell table:formula="of:=POWER([.$C$1]; POWER([.B78]-1; [.$D$1]))-1" office:value-type="float" office:value="8946.46646863054">
            <text:p>8946</text:p>
          </table:table-cell>
          <table:table-cell office:value-type="float" office:value="77">
            <text:p>77</text:p>
          </table:table-cell>
          <table:table-cell table:formula="of:=[.A78]-[.A77]" office:value-type="float" office:value="420.020469057057">
            <text:p>420</text:p>
          </table:table-cell>
          <table:table-cell table:formula="of:=(POWER(LN([.A78]+1); 1/[.$D$1]) + POWER(LN([.$C$1]);1/[.$D$1]))/ POWER(LN([.$C$1]);1/[.$D$1])" office:value-type="float" office:value="77">
            <text:p>77</text:p>
          </table:table-cell>
          <table:table-cell table:number-columns-repeated="3"/>
          <table:table-cell table:formula="of:=POWER([.$J$1]; SQRT([.I78]-1))-1" office:value-type="float" office:value="10741.1766304396">
            <text:p>10741</text:p>
          </table:table-cell>
          <table:table-cell office:value-type="float" office:value="77">
            <text:p>77</text:p>
          </table:table-cell>
          <table:table-cell table:formula="of:=[.H78]-[.H77]" office:value-type="float" office:value="638.390882026682">
            <text:p>638</text:p>
          </table:table-cell>
          <table:table-cell table:formula="of:=(POWER(LN([.H78]+1); 2) + POWER(LN([.$J$1]);2))/ POWER(LN([.$J$1]);2)" office:value-type="float" office:value="77">
            <text:p>77</text:p>
          </table:table-cell>
          <table:table-cell table:number-columns-repeated="1013"/>
        </table:table-row>
        <table:table-row table:style-name="ro1">
          <table:table-cell table:formula="of:=POWER([.$C$1]; POWER([.B79]-1; [.$D$1]))-1" office:value-type="float" office:value="9383.6260774288">
            <text:p>9384</text:p>
          </table:table-cell>
          <table:table-cell office:value-type="float" office:value="78">
            <text:p>78</text:p>
          </table:table-cell>
          <table:table-cell table:formula="of:=[.A79]-[.A78]" office:value-type="float" office:value="437.159608798258">
            <text:p>437</text:p>
          </table:table-cell>
          <table:table-cell table:formula="of:=(POWER(LN([.A79]+1); 1/[.$D$1]) + POWER(LN([.$C$1]);1/[.$D$1]))/ POWER(LN([.$C$1]);1/[.$D$1])" office:value-type="float" office:value="78">
            <text:p>78</text:p>
          </table:table-cell>
          <table:table-cell table:number-columns-repeated="3"/>
          <table:table-cell table:formula="of:=POWER([.$J$1]; SQRT([.I79]-1))-1" office:value-type="float" office:value="11415.3155520296">
            <text:p>11415</text:p>
          </table:table-cell>
          <table:table-cell office:value-type="float" office:value="78">
            <text:p>78</text:p>
          </table:table-cell>
          <table:table-cell table:formula="of:=[.H79]-[.H78]" office:value-type="float" office:value="674.138921590034">
            <text:p>674</text:p>
          </table:table-cell>
          <table:table-cell table:formula="of:=(POWER(LN([.H79]+1); 2) + POWER(LN([.$J$1]);2))/ POWER(LN([.$J$1]);2)" office:value-type="float" office:value="78">
            <text:p>78</text:p>
          </table:table-cell>
          <table:table-cell table:number-columns-repeated="1013"/>
        </table:table-row>
        <table:table-row table:style-name="ro1">
          <table:table-cell table:formula="of:=POWER([.$C$1]; POWER([.B80]-1; [.$D$1]))-1" office:value-type="float" office:value="9838.50063338342">
            <text:p>9839</text:p>
          </table:table-cell>
          <table:table-cell office:value-type="float" office:value="79">
            <text:p>79</text:p>
          </table:table-cell>
          <table:table-cell table:formula="of:=[.A80]-[.A79]" office:value-type="float" office:value="454.874555954626">
            <text:p>455</text:p>
          </table:table-cell>
          <table:table-cell table:formula="of:=(POWER(LN([.A80]+1); 1/[.$D$1]) + POWER(LN([.$C$1]);1/[.$D$1]))/ POWER(LN([.$C$1]);1/[.$D$1])" office:value-type="float" office:value="79">
            <text:p>79</text:p>
          </table:table-cell>
          <table:table-cell table:number-columns-repeated="3"/>
          <table:table-cell table:formula="of:=POWER([.$J$1]; SQRT([.I80]-1))-1" office:value-type="float" office:value="12126.9819662433">
            <text:p>12127</text:p>
          </table:table-cell>
          <table:table-cell office:value-type="float" office:value="79">
            <text:p>79</text:p>
          </table:table-cell>
          <table:table-cell table:formula="of:=[.H80]-[.H79]" office:value-type="float" office:value="711.666414213674">
            <text:p>712</text:p>
          </table:table-cell>
          <table:table-cell table:formula="of:=(POWER(LN([.H80]+1); 2) + POWER(LN([.$J$1]);2))/ POWER(LN([.$J$1]);2)" office:value-type="float" office:value="79">
            <text:p>79</text:p>
          </table:table-cell>
          <table:table-cell table:number-columns-repeated="1013"/>
        </table:table-row>
        <table:table-row table:style-name="ro1">
          <table:table-cell table:formula="of:=POWER([.$C$1]; POWER([.B81]-1; [.$D$1]))-1" office:value-type="float" office:value="10311.6818574696">
            <text:p>10312</text:p>
          </table:table-cell>
          <table:table-cell office:value-type="float" office:value="80">
            <text:p>80</text:p>
          </table:table-cell>
          <table:table-cell table:formula="of:=[.A81]-[.A80]" office:value-type="float" office:value="473.18122408616">
            <text:p>473</text:p>
          </table:table-cell>
          <table:table-cell table:formula="of:=(POWER(LN([.A81]+1); 1/[.$D$1]) + POWER(LN([.$C$1]);1/[.$D$1]))/ POWER(LN([.$C$1]);1/[.$D$1])" office:value-type="float" office:value="80">
            <text:p>80</text:p>
          </table:table-cell>
          <table:table-cell table:number-columns-repeated="3"/>
          <table:table-cell table:formula="of:=POWER([.$J$1]; SQRT([.I81]-1))-1" office:value-type="float" office:value="12878.0344088625">
            <text:p>12878</text:p>
          </table:table-cell>
          <table:table-cell office:value-type="float" office:value="80">
            <text:p>80</text:p>
          </table:table-cell>
          <table:table-cell table:formula="of:=[.H81]-[.H80]" office:value-type="float" office:value="751.052442619237">
            <text:p>751</text:p>
          </table:table-cell>
          <table:table-cell table:formula="of:=(POWER(LN([.H81]+1); 2) + POWER(LN([.$J$1]);2))/ POWER(LN([.$J$1]);2)" office:value-type="float" office:value="80">
            <text:p>80</text:p>
          </table:table-cell>
          <table:table-cell table:number-columns-repeated="1013"/>
        </table:table-row>
        <table:table-row table:style-name="ro1">
          <table:table-cell table:formula="of:=POWER([.$C$1]; POWER([.B82]-1; [.$D$1]))-1" office:value-type="float" office:value="10803.7777476252">
            <text:p>10804</text:p>
          </table:table-cell>
          <table:table-cell office:value-type="float" office:value="81">
            <text:p>81</text:p>
          </table:table-cell>
          <table:table-cell table:formula="of:=[.A82]-[.A81]" office:value-type="float" office:value="492.095890155662">
            <text:p>492</text:p>
          </table:table-cell>
          <table:table-cell table:formula="of:=(POWER(LN([.A82]+1); 1/[.$D$1]) + POWER(LN([.$C$1]);1/[.$D$1]))/ POWER(LN([.$C$1]);1/[.$D$1])" office:value-type="float" office:value="81">
            <text:p>81</text:p>
          </table:table-cell>
          <table:table-cell table:number-columns-repeated="3"/>
          <table:table-cell table:formula="of:=POWER([.$J$1]; SQRT([.I82]-1))-1" office:value-type="float" office:value="13670.4136527657">
            <text:p>13670</text:p>
          </table:table-cell>
          <table:table-cell office:value-type="float" office:value="81">
            <text:p>81</text:p>
          </table:table-cell>
          <table:table-cell table:formula="of:=[.H82]-[.H81]" office:value-type="float" office:value="792.379243903219">
            <text:p>792</text:p>
          </table:table-cell>
          <table:table-cell table:formula="of:=(POWER(LN([.H82]+1); 2) + POWER(LN([.$J$1]);2))/ POWER(LN([.$J$1]);2)" office:value-type="float" office:value="81">
            <text:p>81</text:p>
          </table:table-cell>
          <table:table-cell table:number-columns-repeated="1013"/>
        </table:table-row>
        <table:table-row table:style-name="ro1">
          <table:table-cell table:formula="of:=POWER([.$C$1]; POWER([.B83]-1; [.$D$1]))-1" office:value-type="float" office:value="11315.4129490685">
            <text:p>11315</text:p>
          </table:table-cell>
          <table:table-cell office:value-type="float" office:value="82">
            <text:p>82</text:p>
          </table:table-cell>
          <table:table-cell table:formula="of:=[.A83]-[.A82]" office:value-type="float" office:value="511.635201443225">
            <text:p>512</text:p>
          </table:table-cell>
          <table:table-cell table:formula="of:=(POWER(LN([.A83]+1); 1/[.$D$1]) + POWER(LN([.$C$1]);1/[.$D$1]))/ POWER(LN([.$C$1]);1/[.$D$1])" office:value-type="float" office:value="82">
            <text:p>82</text:p>
          </table:table-cell>
          <table:table-cell table:number-columns-repeated="3"/>
          <table:table-cell table:formula="of:=POWER([.$J$1]; SQRT([.I83]-1))-1" office:value-type="float" office:value="14506.145975869">
            <text:p>14506</text:p>
          </table:table-cell>
          <table:table-cell office:value-type="float" office:value="82">
            <text:p>82</text:p>
          </table:table-cell>
          <table:table-cell table:formula="of:=[.H83]-[.H82]" office:value-type="float" office:value="835.732323103277">
            <text:p>836</text:p>
          </table:table-cell>
          <table:table-cell table:formula="of:=(POWER(LN([.H83]+1); 2) + POWER(LN([.$J$1]);2))/ POWER(LN([.$J$1]);2)" office:value-type="float" office:value="82">
            <text:p>82</text:p>
          </table:table-cell>
          <table:table-cell table:number-columns-repeated="1013"/>
        </table:table-row>
        <table:table-row table:style-name="ro1">
          <table:table-cell table:formula="of:=POWER([.$C$1]; POWER([.B84]-1; [.$D$1]))-1" office:value-type="float" office:value="11847.2291316402">
            <text:p>11847</text:p>
          </table:table-cell>
          <table:table-cell office:value-type="float" office:value="83">
            <text:p>83</text:p>
          </table:table-cell>
          <table:table-cell table:formula="of:=[.A84]-[.A83]" office:value-type="float" office:value="531.816182571691">
            <text:p>532</text:p>
          </table:table-cell>
          <table:table-cell table:formula="of:=(POWER(LN([.A84]+1); 1/[.$D$1]) + POWER(LN([.$C$1]);1/[.$D$1]))/ POWER(LN([.$C$1]);1/[.$D$1])" office:value-type="float" office:value="83">
            <text:p>83</text:p>
          </table:table-cell>
          <table:table-cell table:number-columns-repeated="3"/>
          <table:table-cell table:formula="of:=POWER([.$J$1]; SQRT([.I84]-1))-1" office:value-type="float" office:value="15387.346546346">
            <text:p>15387</text:p>
          </table:table-cell>
          <table:table-cell office:value-type="float" office:value="83">
            <text:p>83</text:p>
          </table:table-cell>
          <table:table-cell table:formula="of:=[.H84]-[.H83]" office:value-type="float" office:value="881.200570477047">
            <text:p>881</text:p>
          </table:table-cell>
          <table:table-cell table:formula="of:=(POWER(LN([.H84]+1); 2) + POWER(LN([.$J$1]);2))/ POWER(LN([.$J$1]);2)" office:value-type="float" office:value="83">
            <text:p>83</text:p>
          </table:table-cell>
          <table:table-cell table:number-columns-repeated="1013"/>
        </table:table-row>
        <table:table-row table:style-name="ro1">
          <table:table-cell table:formula="of:=POWER([.$C$1]; POWER([.B85]-1; [.$D$1]))-1" office:value-type="float" office:value="12399.8853742845">
            <text:p>12400</text:p>
          </table:table-cell>
          <table:table-cell office:value-type="float" office:value="84">
            <text:p>84</text:p>
          </table:table-cell>
          <table:table-cell table:formula="of:=[.A85]-[.A84]" office:value-type="float" office:value="552.656242644312">
            <text:p>553</text:p>
          </table:table-cell>
          <table:table-cell table:formula="of:=(POWER(LN([.A85]+1); 1/[.$D$1]) + POWER(LN([.$C$1]);1/[.$D$1]))/ POWER(LN([.$C$1]);1/[.$D$1])" office:value-type="float" office:value="84">
            <text:p>84</text:p>
          </table:table-cell>
          <table:table-cell table:number-columns-repeated="3"/>
          <table:table-cell table:formula="of:=POWER([.$J$1]; SQRT([.I85]-1))-1" office:value-type="float" office:value="16316.2229289493">
            <text:p>16316</text:p>
          </table:table-cell>
          <table:table-cell office:value-type="float" office:value="84">
            <text:p>84</text:p>
          </table:table-cell>
          <table:table-cell table:formula="of:=[.H85]-[.H84]" office:value-type="float" office:value="928.876382603208">
            <text:p>929</text:p>
          </table:table-cell>
          <table:table-cell table:formula="of:=(POWER(LN([.H85]+1); 2) + POWER(LN([.$J$1]);2))/ POWER(LN([.$J$1]);2)" office:value-type="float" office:value="84">
            <text:p>84</text:p>
          </table:table-cell>
          <table:table-cell table:number-columns-repeated="1013"/>
        </table:table-row>
        <table:table-row table:style-name="ro1">
          <table:table-cell table:formula="of:=POWER([.$C$1]; POWER([.B86]-1; [.$D$1]))-1" office:value-type="float" office:value="12974.0585567807">
            <text:p>12974</text:p>
          </table:table-cell>
          <table:table-cell office:value-type="float" office:value="85">
            <text:p>85</text:p>
          </table:table-cell>
          <table:table-cell table:formula="of:=[.A86]-[.A85]" office:value-type="float" office:value="574.17318249619">
            <text:p>574</text:p>
          </table:table-cell>
          <table:table-cell table:formula="of:=(POWER(LN([.A86]+1); 1/[.$D$1]) + POWER(LN([.$C$1]);1/[.$D$1]))/ POWER(LN([.$C$1]);1/[.$D$1])" office:value-type="float" office:value="85">
            <text:p>85</text:p>
          </table:table-cell>
          <table:table-cell table:number-columns-repeated="3"/>
          <table:table-cell table:formula="of:=POWER([.$J$1]; SQRT([.I86]-1))-1" office:value-type="float" office:value="17295.0787163689">
            <text:p>17295</text:p>
          </table:table-cell>
          <table:table-cell office:value-type="float" office:value="85">
            <text:p>85</text:p>
          </table:table-cell>
          <table:table-cell table:formula="of:=[.H86]-[.H85]" office:value-type="float" office:value="978.855787419618">
            <text:p>979</text:p>
          </table:table-cell>
          <table:table-cell table:formula="of:=(POWER(LN([.H86]+1); 2) + POWER(LN([.$J$1]);2))/ POWER(LN([.$J$1]);2)" office:value-type="float" office:value="85">
            <text:p>85</text:p>
          </table:table-cell>
          <table:table-cell table:number-columns-repeated="1013"/>
        </table:table-row>
        <table:table-row table:style-name="ro1">
          <table:table-cell table:formula="of:=POWER([.$C$1]; POWER([.B87]-1; [.$D$1]))-1" office:value-type="float" office:value="13570.4437588417">
            <text:p>13570</text:p>
          </table:table-cell>
          <table:table-cell office:value-type="float" office:value="86">
            <text:p>86</text:p>
          </table:table-cell>
          <table:table-cell table:formula="of:=[.A87]-[.A86]" office:value-type="float" office:value="596.385202061016">
            <text:p>596</text:p>
          </table:table-cell>
          <table:table-cell table:formula="of:=(POWER(LN([.A87]+1); 1/[.$D$1]) + POWER(LN([.$C$1]);1/[.$D$1]))/ POWER(LN([.$C$1]);1/[.$D$1])" office:value-type="float" office:value="86">
            <text:p>86</text:p>
          </table:table-cell>
          <table:table-cell table:number-columns-repeated="3"/>
          <table:table-cell table:formula="of:=POWER([.$J$1]; SQRT([.I87]-1))-1" office:value-type="float" office:value="18326.3172896834">
            <text:p>18326</text:p>
          </table:table-cell>
          <table:table-cell office:value-type="float" office:value="86">
            <text:p>86</text:p>
          </table:table-cell>
          <table:table-cell table:formula="of:=[.H87]-[.H86]" office:value-type="float" office:value="1031.23857331457">
            <text:p>1031</text:p>
          </table:table-cell>
          <table:table-cell table:formula="of:=(POWER(LN([.H87]+1); 2) + POWER(LN([.$J$1]);2))/ POWER(LN([.$J$1]);2)" office:value-type="float" office:value="86">
            <text:p>86</text:p>
          </table:table-cell>
          <table:table-cell table:number-columns-repeated="1013"/>
        </table:table-row>
        <table:table-row table:style-name="ro1">
          <table:table-cell table:formula="of:=POWER([.$C$1]; POWER([.B88]-1; [.$D$1]))-1" office:value-type="float" office:value="14189.7546666966">
            <text:p>14190</text:p>
          </table:table-cell>
          <table:table-cell office:value-type="float" office:value="87">
            <text:p>87</text:p>
          </table:table-cell>
          <table:table-cell table:formula="of:=[.A88]-[.A87]" office:value-type="float" office:value="619.310907854899">
            <text:p>619</text:p>
          </table:table-cell>
          <table:table-cell table:formula="of:=(POWER(LN([.A88]+1); 1/[.$D$1]) + POWER(LN([.$C$1]);1/[.$D$1]))/ POWER(LN([.$C$1]);1/[.$D$1])" office:value-type="float" office:value="87">
            <text:p>87</text:p>
          </table:table-cell>
          <table:table-cell table:number-columns-repeated="3"/>
          <table:table-cell table:formula="of:=POWER([.$J$1]; SQRT([.I88]-1))-1" office:value-type="float" office:value="19412.4457120753">
            <text:p>19412</text:p>
          </table:table-cell>
          <table:table-cell office:value-type="float" office:value="87">
            <text:p>87</text:p>
          </table:table-cell>
          <table:table-cell table:formula="of:=[.H88]-[.H87]" office:value-type="float" office:value="1086.12842239185">
            <text:p>1086</text:p>
          </table:table-cell>
          <table:table-cell table:formula="of:=(POWER(LN([.H88]+1); 2) + POWER(LN([.$J$1]);2))/ POWER(LN([.$J$1]);2)" office:value-type="float" office:value="87">
            <text:p>87</text:p>
          </table:table-cell>
          <table:table-cell table:number-columns-repeated="1013"/>
        </table:table-row>
        <table:table-row table:style-name="ro1">
          <table:table-cell table:formula="of:=POWER([.$C$1]; POWER([.B89]-1; [.$D$1]))-1" office:value-type="float" office:value="14832.7239872752">
            <text:p>14833</text:p>
          </table:table-cell>
          <table:table-cell office:value-type="float" office:value="88">
            <text:p>88</text:p>
          </table:table-cell>
          <table:table-cell table:formula="of:=[.A89]-[.A88]" office:value-type="float" office:value="642.969320578575">
            <text:p>643</text:p>
          </table:table-cell>
          <table:table-cell table:formula="of:=(POWER(LN([.A89]+1); 1/[.$D$1]) + POWER(LN([.$C$1]);1/[.$D$1]))/ POWER(LN([.$C$1]);1/[.$D$1])" office:value-type="float" office:value="88">
            <text:p>88</text:p>
          </table:table-cell>
          <table:table-cell table:number-columns-repeated="3"/>
          <table:table-cell table:formula="of:=POWER([.$J$1]; SQRT([.I89]-1))-1" office:value-type="float" office:value="20556.0787601081">
            <text:p>20556</text:p>
          </table:table-cell>
          <table:table-cell office:value-type="float" office:value="88">
            <text:p>88</text:p>
          </table:table-cell>
          <table:table-cell table:formula="of:=[.H89]-[.H88]" office:value-type="float" office:value="1143.63304803276">
            <text:p>1144</text:p>
          </table:table-cell>
          <table:table-cell table:formula="of:=(POWER(LN([.H89]+1); 2) + POWER(LN([.$J$1]);2))/ POWER(LN([.$J$1]);2)" office:value-type="float" office:value="88">
            <text:p>88</text:p>
          </table:table-cell>
          <table:table-cell table:number-columns-repeated="1013"/>
        </table:table-row>
        <table:table-row table:style-name="ro1">
          <table:table-cell table:formula="of:=POWER([.$C$1]; POWER([.B90]-1; [.$D$1]))-1" office:value-type="float" office:value="15500.1038701148">
            <text:p>15500</text:p>
          </table:table-cell>
          <table:table-cell office:value-type="float" office:value="89">
            <text:p>89</text:p>
          </table:table-cell>
          <table:table-cell table:formula="of:=[.A90]-[.A89]" office:value-type="float" office:value="667.37988283967">
            <text:p>667</text:p>
          </table:table-cell>
          <table:table-cell table:formula="of:=(POWER(LN([.A90]+1); 1/[.$D$1]) + POWER(LN([.$C$1]);1/[.$D$1]))/ POWER(LN([.$C$1]);1/[.$D$1])" office:value-type="float" office:value="89">
            <text:p>89</text:p>
          </table:table-cell>
          <table:table-cell table:number-columns-repeated="3"/>
          <table:table-cell table:formula="of:=POWER([.$J$1]; SQRT([.I90]-1))-1" office:value-type="float" office:value="21759.94309699">
            <text:p>21760</text:p>
          </table:table-cell>
          <table:table-cell office:value-type="float" office:value="89">
            <text:p>89</text:p>
          </table:table-cell>
          <table:table-cell table:formula="of:=[.H90]-[.H89]" office:value-type="float" office:value="1203.8643368819">
            <text:p>1204</text:p>
          </table:table-cell>
          <table:table-cell table:formula="of:=(POWER(LN([.H90]+1); 2) + POWER(LN([.$J$1]);2))/ POWER(LN([.$J$1]);2)" office:value-type="float" office:value="89">
            <text:p>89</text:p>
          </table:table-cell>
          <table:table-cell table:number-columns-repeated="1013"/>
        </table:table-row>
        <table:table-row table:style-name="ro1">
          <table:table-cell table:formula="of:=POWER([.$C$1]; POWER([.B91]-1; [.$D$1]))-1" office:value-type="float" office:value="16192.6663371117">
            <text:p>16193</text:p>
          </table:table-cell>
          <table:table-cell office:value-type="float" office:value="90">
            <text:p>90</text:p>
          </table:table-cell>
          <table:table-cell table:formula="of:=[.A91]-[.A90]" office:value-type="float" office:value="692.562466996829">
            <text:p>693</text:p>
          </table:table-cell>
          <table:table-cell table:formula="of:=(POWER(LN([.A91]+1); 1/[.$D$1]) + POWER(LN([.$C$1]);1/[.$D$1]))/ POWER(LN([.$C$1]);1/[.$D$1])" office:value-type="float" office:value="90.0000000000001">
            <text:p>90</text:p>
          </table:table-cell>
          <table:table-cell table:number-columns-repeated="3"/>
          <table:table-cell table:formula="of:=POWER([.$J$1]; SQRT([.I91]-1))-1" office:value-type="float" office:value="23026.8815923767">
            <text:p>23027</text:p>
          </table:table-cell>
          <table:table-cell office:value-type="float" office:value="90">
            <text:p>90</text:p>
          </table:table-cell>
          <table:table-cell table:formula="of:=[.H91]-[.H90]" office:value-type="float" office:value="1266.93849538678">
            <text:p>1267</text:p>
          </table:table-cell>
          <table:table-cell table:formula="of:=(POWER(LN([.H91]+1); 2) + POWER(LN([.$J$1]);2))/ POWER(LN([.$J$1]);2)" office:value-type="float" office:value="90">
            <text:p>90</text:p>
          </table:table-cell>
          <table:table-cell table:number-columns-repeated="1013"/>
        </table:table-row>
        <table:table-row table:style-name="ro1">
          <table:table-cell table:formula="of:=POWER([.$C$1]; POWER([.B92]-1; [.$D$1]))-1" office:value-type="float" office:value="16911.2037202387">
            <text:p>16911</text:p>
          </table:table-cell>
          <table:table-cell office:value-type="float" office:value="91">
            <text:p>91</text:p>
          </table:table-cell>
          <table:table-cell table:formula="of:=[.A92]-[.A91]" office:value-type="float" office:value="718.53738312709">
            <text:p>719</text:p>
          </table:table-cell>
          <table:table-cell table:formula="of:=(POWER(LN([.A92]+1); 1/[.$D$1]) + POWER(LN([.$C$1]);1/[.$D$1]))/ POWER(LN([.$C$1]);1/[.$D$1])" office:value-type="float" office:value="91">
            <text:p>91</text:p>
          </table:table-cell>
          <table:table-cell table:number-columns-repeated="3"/>
          <table:table-cell table:formula="of:=POWER([.$J$1]; SQRT([.I92]-1))-1" office:value-type="float" office:value="24359.8577934019">
            <text:p>24360</text:p>
          </table:table-cell>
          <table:table-cell office:value-type="float" office:value="91">
            <text:p>91</text:p>
          </table:table-cell>
          <table:table-cell table:formula="of:=[.H92]-[.H91]" office:value-type="float" office:value="1332.97620102515">
            <text:p>1333</text:p>
          </table:table-cell>
          <table:table-cell table:formula="of:=(POWER(LN([.H92]+1); 2) + POWER(LN([.$J$1]);2))/ POWER(LN([.$J$1]);2)" office:value-type="float" office:value="91">
            <text:p>91</text:p>
          </table:table-cell>
          <table:table-cell table:number-columns-repeated="1013"/>
        </table:table-row>
        <table:table-row table:style-name="ro1">
          <table:table-cell table:formula="of:=POWER([.$C$1]; POWER([.B93]-1; [.$D$1]))-1" office:value-type="float" office:value="17656.5291073571">
            <text:p>17657</text:p>
          </table:table-cell>
          <table:table-cell office:value-type="float" office:value="92">
            <text:p>92</text:p>
          </table:table-cell>
          <table:table-cell table:formula="of:=[.A93]-[.A92]" office:value-type="float" office:value="745.325387118352">
            <text:p>745</text:p>
          </table:table-cell>
          <table:table-cell table:formula="of:=(POWER(LN([.A93]+1); 1/[.$D$1]) + POWER(LN([.$C$1]);1/[.$D$1]))/ POWER(LN([.$C$1]);1/[.$D$1])" office:value-type="float" office:value="92">
            <text:p>92</text:p>
          </table:table-cell>
          <table:table-cell table:number-columns-repeated="3"/>
          <table:table-cell table:formula="of:=POWER([.$J$1]; SQRT([.I93]-1))-1" office:value-type="float" office:value="25761.9605517587">
            <text:p>25762</text:p>
          </table:table-cell>
          <table:table-cell office:value-type="float" office:value="92">
            <text:p>92</text:p>
          </table:table-cell>
          <table:table-cell table:formula="of:=[.H93]-[.H92]" office:value-type="float" office:value="1402.10275835682">
            <text:p>1402</text:p>
          </table:table-cell>
          <table:table-cell table:formula="of:=(POWER(LN([.H93]+1); 2) + POWER(LN([.$J$1]);2))/ POWER(LN([.$J$1]);2)" office:value-type="float" office:value="92">
            <text:p>92</text:p>
          </table:table-cell>
          <table:table-cell table:number-columns-repeated="1013"/>
        </table:table-row>
        <table:table-row table:style-name="ro1">
          <table:table-cell table:formula="of:=POWER([.$C$1]; POWER([.B94]-1; [.$D$1]))-1" office:value-type="float" office:value="18429.4767962455">
            <text:p>18429</text:p>
          </table:table-cell>
          <table:table-cell office:value-type="float" office:value="93">
            <text:p>93</text:p>
          </table:table-cell>
          <table:table-cell table:formula="of:=[.A94]-[.A93]" office:value-type="float" office:value="772.947688888435">
            <text:p>773</text:p>
          </table:table-cell>
          <table:table-cell table:formula="of:=(POWER(LN([.A94]+1); 1/[.$D$1]) + POWER(LN([.$C$1]);1/[.$D$1]))/ POWER(LN([.$C$1]);1/[.$D$1])" office:value-type="float" office:value="93.0000000000001">
            <text:p>93</text:p>
          </table:table-cell>
          <table:table-cell table:number-columns-repeated="3"/>
          <table:table-cell table:formula="of:=POWER([.$J$1]; SQRT([.I94]-1))-1" office:value-type="float" office:value="27236.4088118009">
            <text:p>27236</text:p>
          </table:table-cell>
          <table:table-cell office:value-type="float" office:value="93">
            <text:p>93</text:p>
          </table:table-cell>
          <table:table-cell table:formula="of:=[.H94]-[.H93]" office:value-type="float" office:value="1474.4482600422">
            <text:p>1474</text:p>
          </table:table-cell>
          <table:table-cell table:formula="of:=(POWER(LN([.H94]+1); 2) + POWER(LN([.$J$1]);2))/ POWER(LN([.$J$1]);2)" office:value-type="float" office:value="93">
            <text:p>93</text:p>
          </table:table-cell>
          <table:table-cell table:number-columns-repeated="1013"/>
        </table:table-row>
        <table:table-row table:style-name="ro1">
          <table:table-cell table:formula="of:=POWER([.$C$1]; POWER([.B95]-1; [.$D$1]))-1" office:value-type="float" office:value="19230.9027569782">
            <text:p>19231</text:p>
          </table:table-cell>
          <table:table-cell office:value-type="float" office:value="94">
            <text:p>94</text:p>
          </table:table-cell>
          <table:table-cell table:formula="of:=[.A95]-[.A94]" office:value-type="float" office:value="801.425960732711">
            <text:p>801</text:p>
          </table:table-cell>
          <table:table-cell table:formula="of:=(POWER(LN([.A95]+1); 1/[.$D$1]) + POWER(LN([.$C$1]);1/[.$D$1]))/ POWER(LN([.$C$1]);1/[.$D$1])" office:value-type="float" office:value="94.0000000000001">
            <text:p>94</text:p>
          </table:table-cell>
          <table:table-cell table:number-columns-repeated="3"/>
          <table:table-cell table:formula="of:=POWER([.$J$1]; SQRT([.I95]-1))-1" office:value-type="float" office:value="28786.5565647715">
            <text:p>28787</text:p>
          </table:table-cell>
          <table:table-cell office:value-type="float" office:value="94">
            <text:p>94</text:p>
          </table:table-cell>
          <table:table-cell table:formula="of:=[.H95]-[.H94]" office:value-type="float" office:value="1550.14775297062">
            <text:p>1550</text:p>
          </table:table-cell>
          <table:table-cell table:formula="of:=(POWER(LN([.H95]+1); 2) + POWER(LN([.$J$1]);2))/ POWER(LN([.$J$1]);2)" office:value-type="float" office:value="94">
            <text:p>94</text:p>
          </table:table-cell>
          <table:table-cell table:number-columns-repeated="1013"/>
        </table:table-row>
        <table:table-row table:style-name="ro1">
          <table:table-cell table:formula="of:=POWER([.$C$1]; POWER([.B96]-1; [.$D$1]))-1" office:value-type="float" office:value="20061.68510278">
            <text:p>20062</text:p>
          </table:table-cell>
          <table:table-cell office:value-type="float" office:value="95">
            <text:p>95</text:p>
          </table:table-cell>
          <table:table-cell table:formula="of:=[.A96]-[.A95]" office:value-type="float" office:value="830.782345801726">
            <text:p>831</text:p>
          </table:table-cell>
          <table:table-cell table:formula="of:=(POWER(LN([.A96]+1); 1/[.$D$1]) + POWER(LN([.$C$1]);1/[.$D$1]))/ POWER(LN([.$C$1]);1/[.$D$1])" office:value-type="float" office:value="95">
            <text:p>95</text:p>
          </table:table-cell>
          <table:table-cell table:number-columns-repeated="3"/>
          <table:table-cell table:formula="of:=POWER([.$J$1]; SQRT([.I96]-1))-1" office:value-type="float" office:value="30415.89797442">
            <text:p>30416</text:p>
          </table:table-cell>
          <table:table-cell office:value-type="float" office:value="95">
            <text:p>95</text:p>
          </table:table-cell>
          <table:table-cell table:formula="of:=[.H96]-[.H95]" office:value-type="float" office:value="1629.3414096485">
            <text:p>1629</text:p>
          </table:table-cell>
          <table:table-cell table:formula="of:=(POWER(LN([.H96]+1); 2) + POWER(LN([.$J$1]);2))/ POWER(LN([.$J$1]);2)" office:value-type="float" office:value="95">
            <text:p>95</text:p>
          </table:table-cell>
          <table:table-cell table:number-columns-repeated="1013"/>
        </table:table-row>
        <table:table-row table:style-name="ro1">
          <table:table-cell table:formula="of:=POWER([.$C$1]; POWER([.B97]-1; [.$D$1]))-1" office:value-type="float" office:value="20922.7245694906">
            <text:p>20923</text:p>
          </table:table-cell>
          <table:table-cell office:value-type="float" office:value="96">
            <text:p>96</text:p>
          </table:table-cell>
          <table:table-cell table:formula="of:=[.A97]-[.A96]" office:value-type="float" office:value="861.039466710598">
            <text:p>861</text:p>
          </table:table-cell>
          <table:table-cell table:formula="of:=(POWER(LN([.A97]+1); 1/[.$D$1]) + POWER(LN([.$C$1]);1/[.$D$1]))/ POWER(LN([.$C$1]);1/[.$D$1])" office:value-type="float" office:value="96">
            <text:p>96</text:p>
          </table:table-cell>
          <table:table-cell table:number-columns-repeated="3"/>
          <table:table-cell table:formula="of:=POWER([.$J$1]; SQRT([.I97]-1))-1" office:value-type="float" office:value="32128.0726794196">
            <text:p>32128</text:p>
          </table:table-cell>
          <table:table-cell office:value-type="float" office:value="96">
            <text:p>96</text:p>
          </table:table-cell>
          <table:table-cell table:formula="of:=[.H97]-[.H96]" office:value-type="float" office:value="1712.1747049996">
            <text:p>1712</text:p>
          </table:table-cell>
          <table:table-cell table:formula="of:=(POWER(LN([.H97]+1); 2) + POWER(LN([.$J$1]);2))/ POWER(LN([.$J$1]);2)" office:value-type="float" office:value="96">
            <text:p>96</text:p>
          </table:table-cell>
          <table:table-cell table:number-columns-repeated="1013"/>
        </table:table-row>
        <table:table-row table:style-name="ro1">
          <table:table-cell table:formula="of:=POWER([.$C$1]; POWER([.B98]-1; [.$D$1]))-1" office:value-type="float" office:value="21814.9450037728">
            <text:p>21815</text:p>
          </table:table-cell>
          <table:table-cell office:value-type="float" office:value="97">
            <text:p>97</text:p>
          </table:table-cell>
          <table:table-cell table:formula="of:=[.A98]-[.A97]" office:value-type="float" office:value="892.220434282193">
            <text:p>892</text:p>
          </table:table-cell>
          <table:table-cell table:formula="of:=(POWER(LN([.A98]+1); 1/[.$D$1]) + POWER(LN([.$C$1]);1/[.$D$1]))/ POWER(LN([.$C$1]);1/[.$D$1])" office:value-type="float" office:value="97">
            <text:p>97</text:p>
          </table:table-cell>
          <table:table-cell table:number-columns-repeated="3"/>
          <table:table-cell table:formula="of:=POWER([.$J$1]; SQRT([.I98]-1))-1" office:value-type="float" office:value="33926.8712781538">
            <text:p>33927</text:p>
          </table:table-cell>
          <table:table-cell office:value-type="float" office:value="97">
            <text:p>97</text:p>
          </table:table-cell>
          <table:table-cell table:formula="of:=[.H98]-[.H97]" office:value-type="float" office:value="1798.79859873414">
            <text:p>1799</text:p>
          </table:table-cell>
          <table:table-cell table:formula="of:=(POWER(LN([.H98]+1); 2) + POWER(LN([.$J$1]);2))/ POWER(LN([.$J$1]);2)" office:value-type="float" office:value="97">
            <text:p>97</text:p>
          </table:table-cell>
          <table:table-cell table:number-columns-repeated="1013"/>
        </table:table-row>
        <table:table-row table:style-name="ro1">
          <table:table-cell table:formula="of:=POWER([.$C$1]; POWER([.B99]-1; [.$D$1]))-1" office:value-type="float" office:value="22739.2938601984">
            <text:p>22739</text:p>
          </table:table-cell>
          <table:table-cell office:value-type="float" office:value="98">
            <text:p>98</text:p>
          </table:table-cell>
          <table:table-cell table:formula="of:=[.A99]-[.A98]" office:value-type="float" office:value="924.348856425615">
            <text:p>924</text:p>
          </table:table-cell>
          <table:table-cell table:formula="of:=(POWER(LN([.A99]+1); 1/[.$D$1]) + POWER(LN([.$C$1]);1/[.$D$1]))/ POWER(LN([.$C$1]);1/[.$D$1])" office:value-type="float" office:value="98">
            <text:p>98</text:p>
          </table:table-cell>
          <table:table-cell table:number-columns-repeated="3"/>
          <table:table-cell table:formula="of:=POWER([.$J$1]; SQRT([.I99]-1))-1" office:value-type="float" office:value="35816.2410016006">
            <text:p>35816</text:p>
          </table:table-cell>
          <table:table-cell office:value-type="float" office:value="98">
            <text:p>98</text:p>
          </table:table-cell>
          <table:table-cell table:formula="of:=[.H99]-[.H98]" office:value-type="float" office:value="1889.36972344689">
            <text:p>1889</text:p>
          </table:table-cell>
          <table:table-cell table:formula="of:=(POWER(LN([.H99]+1); 2) + POWER(LN([.$J$1]);2))/ POWER(LN([.$J$1]);2)" office:value-type="float" office:value="98">
            <text:p>98</text:p>
          </table:table-cell>
          <table:table-cell table:number-columns-repeated="1013"/>
        </table:table-row>
        <table:table-row table:style-name="ro1">
          <table:table-cell table:formula="of:=POWER([.$C$1]; POWER([.B100]-1; [.$D$1]))-1" office:value-type="float" office:value="23696.7427073502">
            <text:p>23697</text:p>
          </table:table-cell>
          <table:table-cell office:value-type="float" office:value="99">
            <text:p>99</text:p>
          </table:table-cell>
          <table:table-cell table:formula="of:=[.A100]-[.A99]" office:value-type="float" office:value="957.448847151787">
            <text:p>957</text:p>
          </table:table-cell>
          <table:table-cell table:formula="of:=(POWER(LN([.A100]+1); 1/[.$D$1]) + POWER(LN([.$C$1]);1/[.$D$1]))/ POWER(LN([.$C$1]);1/[.$D$1])" office:value-type="float" office:value="99">
            <text:p>99</text:p>
          </table:table-cell>
          <table:table-cell table:number-columns-repeated="3"/>
          <table:table-cell table:formula="of:=POWER([.$J$1]; SQRT([.I100]-1))-1" office:value-type="float" office:value="37800.2915802121">
            <text:p>37800</text:p>
          </table:table-cell>
          <table:table-cell office:value-type="float" office:value="99">
            <text:p>99</text:p>
          </table:table-cell>
          <table:table-cell table:formula="of:=[.H100]-[.H99]" office:value-type="float" office:value="1984.05057861143">
            <text:p>1984</text:p>
          </table:table-cell>
          <table:table-cell table:formula="of:=(POWER(LN([.H100]+1); 2) + POWER(LN([.$J$1]);2))/ POWER(LN([.$J$1]);2)" office:value-type="float" office:value="99">
            <text:p>99</text:p>
          </table:table-cell>
          <table:table-cell table:number-columns-repeated="1013"/>
        </table:table-row>
        <table:table-row table:style-name="ro1">
          <table:table-cell table:formula="of:=POWER([.$C$1]; POWER([.B101]-1; [.$D$1]))-1" office:value-type="float" office:value="24688.2877430783">
            <text:p>24688</text:p>
          </table:table-cell>
          <table:table-cell office:value-type="float" office:value="100">
            <text:p>100</text:p>
          </table:table-cell>
          <table:table-cell table:formula="of:=[.A101]-[.A100]" office:value-type="float" office:value="991.545035728177">
            <text:p>992</text:p>
          </table:table-cell>
          <table:table-cell table:formula="of:=(POWER(LN([.A101]+1); 1/[.$D$1]) + POWER(LN([.$C$1]);1/[.$D$1]))/ POWER(LN([.$C$1]);1/[.$D$1])" office:value-type="float" office:value="100">
            <text:p>100</text:p>
          </table:table-cell>
          <table:table-cell table:number-columns-repeated="3"/>
          <table:table-cell table:formula="of:=POWER([.$J$1]; SQRT([.I101]-1))-1" office:value-type="float" office:value="39883.30131085">
            <text:p>39883</text:p>
          </table:table-cell>
          <table:table-cell office:value-type="float" office:value="100">
            <text:p>100</text:p>
          </table:table-cell>
          <table:table-cell table:formula="of:=[.H101]-[.H100]" office:value-type="float" office:value="2083.00973063787">
            <text:p>2083</text:p>
          </table:table-cell>
          <table:table-cell table:formula="of:=(POWER(LN([.H101]+1); 2) + POWER(LN([.$J$1]);2))/ POWER(LN([.$J$1]);2)" office:value-type="float" office:value="100">
            <text:p>100</text:p>
          </table:table-cell>
          <table:table-cell table:number-columns-repeated="1013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6">00.00.0000</text:date>, <text:time style:data-style-name="N2" text:time-value="0000-00-00T12:08:54.81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M15S</meta:editing-duration>
    <meta:editing-cycles>35</meta:editing-cycles>
    <meta:generator>LibreOffice/3.6$Windows_x86 LibreOffice_project/da8c1e6-fd468f4-454e206-f42a4a9-143cfd</meta:generator>
    <dc:date>2013-09-06T12:21:05.40</dc:date>
    <meta:document-statistic meta:table-count="3" meta:cell-count="805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3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118cm" svg:height="4.321cm" xlink:href=".." xlink:type="simple" chart:class="chart:scatter" chart:style-name="ch1">
        <chart:plot-area chart:style-name="ch2" table:cell-range-address="Sheet1.A1:Sheet1.B101" chart:data-source-has-labels="both" svg:x="0.612cm" svg:y="0.479cm" svg:width="7.182cm" svg:height="3.336cm">
          <chartooo:coordinate-region svg:x="1.419cm" svg:y="0.691cm" svg:width="5.911cm" svg:height="2.451cm"/>
          <chart:axis chart:dimension="x" chart:name="primary-x" chart:style-name="ch3" chartooo:axis-type="auto">
            <chart:categories table:cell-range-address="Sheet1.A2:Sheet1.A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01" chart:label-cell-address="Sheet1.B1:Sheet1.B1" chart:class="chart:scatter">
            <chart:domain table:cell-range-address="Sheet1.A2:Sheet1.A101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 LVL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2:Sheet1.A101</svg:desc>
                </draw:g>
              </table:table-cell>
              <table:table-cell office:value-type="float" office:value="1">
                <text:p>1</text:p>
                <draw:g>
                  <svg:desc>Sheet1.B2:Sheet1.B101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.36173596917049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1.1532801057393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5.4807686127888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.4090305455106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5.9936531966222">
                <text:p>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2.2882728833513">
                <text:p>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9.3470130101466">
                <text:p>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7.2255088419546">
                <text:p>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5.9814202744317">
                <text:p>6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65.6747310332449">
                <text:p>7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6.3679497063564">
                <text:p>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88.1262625300073">
                <text:p>9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01.01766145028">
                <text:p>1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15.113059321358">
                <text:p>1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30.486398563695">
                <text:p>1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47.214756815465">
                <text:p>15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65.378451634719">
                <text:p>17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85.061145495979">
                <text:p>19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6.349951860405">
                <text:p>2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29.335542825245">
                <text:p>23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54.112258693187">
                <text:p>25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80.778219700295">
                <text:p>28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309.435440077021">
                <text:p>3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40.189944575782">
                <text:p>34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373.151887572027">
                <text:p>37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08.435674828325">
                <text:p>41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46.160087999655">
                <text:p>45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86.448411950526">
                <text:p>49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529.428564949698">
                <text:p>53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575.233231805152">
                <text:p>58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624">
                <text:p>62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675.871498888949">
                <text:p>68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730.995542014388">
                <text:p>73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789.525272601065">
                <text:p>79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851.619312288494">
                <text:p>85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917.44191316057">
                <text:p>9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987.163113132473">
                <text:p>99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1060.95889475552">
                <text:p>106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139.01134750135">
                <text:p>11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1221.50883358771">
                <text:p>122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308.64615740879">
                <text:p>131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1400.62473863403">
                <text:p>140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497.65278904026">
                <text:p>15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599.94549314289">
                <text:p>160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1707.7251926928">
                <text:p>171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1821.22157510666">
                <text:p>182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940.67186589932">
                <text:p>194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2066.32102518788">
                <text:p>207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198.42194833828">
                <text:p>2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2337.23567082587">
                <text:p>234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2483.03157738296">
                <text:p>248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2636.08761550712">
                <text:p>26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796.69051340499">
                <text:p>280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965.13600244775">
                <text:p>297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3141.7290442153">
                <text:p>314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3326.7840622073">
                <text:p>33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3520.62517830043">
                <text:p>352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723.58645403235">
                <text:p>372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3936.01213679395">
                <text:p>394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158.25691101273">
                <text:p>416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0.6861544112">
                <text:p>439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633.67619942557">
                <text:p>463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887.61459987108">
                <text:p>489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5152.90040294138">
                <text:p>515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5429.9444266312">
                <text:p>543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5719.16954267197">
                <text:p>572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6021.01096507205">
                <text:p>602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6335.91654435403">
                <text:p>634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6664.34706758321">
                <text:p>666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7006.77656428235">
                <text:p>701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7363.69261832929">
                <text:p>736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7735.59668593559">
                <text:p>77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8123.00441980509">
                <text:p>812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8526.44599957348">
                <text:p>853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8946.46646863054">
                <text:p>895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9383.6260774288">
                <text:p>938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9838.50063338342">
                <text:p>984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10311.6818574696">
                <text:p>1031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0803.7777476252">
                <text:p>1080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1315.4129490685">
                <text:p>1132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1847.2291316402">
                <text:p>1185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12399.8853742845">
                <text:p>1240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2974.0585567807">
                <text:p>1297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3570.4437588417">
                <text:p>135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14189.7546666966">
                <text:p>1419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14832.7239872752">
                <text:p>148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15500.1038701148">
                <text:p>1550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16192.6663371117">
                <text:p>161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6911.2037202387">
                <text:p>1691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7656.5291073571">
                <text:p>1766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18429.4767962455">
                <text:p>1843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19230.9027569782">
                <text:p>1923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20061.68510278">
                <text:p>200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20922.7245694906">
                <text:p>2092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21814.9450037728">
                <text:p>2181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22739.2938601984">
                <text:p>2274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23696.7427073502">
                <text:p>2370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4688.2877430783">
                <text:p>246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da8c1e6-fd468f4-454e206-f42a4a9-143cf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452cm" svg:height="4.775cm" xlink:href=".." xlink:type="simple" chart:class="chart:line" chart:style-name="ch1">
        <chart:plot-area chart:style-name="ch2" table:cell-range-address="Sheet1.B1:Sheet1.B100 Sheet1.A2:Sheet1.A100" chart:data-source-has-labels="both" svg:x="0.619cm" svg:y="0.515cm" svg:width="7.495cm" svg:height="3.745cm">
          <chartooo:coordinate-region svg:x="1.796cm" svg:y="0.728cm" svg:width="6.257cm" svg:height="2.435cm"/>
          <chart:axis chart:dimension="x" chart:name="primary-x" chart:style-name="ch3" chartooo:axis-type="auto">
            <chartooo:date-scale/>
            <chart:categories table:cell-range-address="Sheet1.B2:Sheet1.B1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100" chart:label-cell-address="Sheet1.B1:Sheet1.B1" chart:class="chart:line">
            <chart:data-point chart:repeated="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 LVL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B2:Sheet1.B100</svg:desc>
                </draw:g>
              </table:table-cell>
              <table:table-cell office:value-type="float" office:value="0">
                <text:p>0</text:p>
                <draw:g>
                  <svg:desc>Sheet1.A2:Sheet1.A100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7.36173596917049">
                <text:p>7.3617359691704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1.1532801057393">
                <text:p>11.153280105739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5.4807686127888">
                <text:p>15.480768612788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0.4090305455106">
                <text:p>20.409030545510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5.9936531966222">
                <text:p>25.993653196622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2.2882728833513">
                <text:p>32.288272883351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39.3470130101466">
                <text:p>39.347013010146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7.2255088419546">
                <text:p>47.225508841954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55.9814202744317">
                <text:p>55.981420274431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5.6747310332449">
                <text:p>65.674731033244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76.3679497063564">
                <text:p>76.367949706356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88.1262625300073">
                <text:p>88.126262530007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01.01766145028">
                <text:p>101.0176614502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15.113059321358">
                <text:p>115.11305932135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30.486398563695">
                <text:p>130.48639856369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47.214756815465">
                <text:p>147.21475681546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65.378451634719">
                <text:p>165.37845163471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85.061145495979">
                <text:p>185.06114549597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06.349951860405">
                <text:p>206.34995186040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9.335542825245">
                <text:p>229.335542825245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54.112258693187">
                <text:p>254.112258693187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80.778219700295">
                <text:p>280.77821970029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309.435440077021">
                <text:p>309.435440077021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340.189944575782">
                <text:p>340.189944575782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373.151887572027">
                <text:p>373.15188757202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408.435674828325">
                <text:p>408.435674828325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446.160087999655">
                <text:p>446.16008799965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86.448411950526">
                <text:p>486.448411950526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529.428564949698">
                <text:p>529.42856494969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575.233231805152">
                <text:p>575.23323180515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675.871498888949">
                <text:p>675.871498888949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730.995542014388">
                <text:p>730.995542014388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789.525272601065">
                <text:p>789.525272601065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851.619312288494">
                <text:p>851.619312288494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917.44191316057">
                <text:p>917.44191316057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987.163113132473">
                <text:p>987.16311313247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60.95889475552">
                <text:p>1060.9588947555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139.01134750135">
                <text:p>1139.01134750135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221.50883358771">
                <text:p>1221.50883358771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308.64615740879">
                <text:p>1308.64615740879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400.62473863403">
                <text:p>1400.62473863403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497.65278904026">
                <text:p>1497.65278904026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599.94549314289">
                <text:p>1599.94549314289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707.7251926928">
                <text:p>1707.7251926928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821.22157510666">
                <text:p>1821.22157510666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940.67186589932">
                <text:p>1940.6718658993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066.32102518788">
                <text:p>2066.32102518788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2198.42194833828">
                <text:p>2198.42194833828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2337.23567082587">
                <text:p>2337.23567082587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2483.03157738296">
                <text:p>2483.03157738296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2636.08761550712">
                <text:p>2636.0876155071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2796.69051340499">
                <text:p>2796.69051340499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965.13600244775">
                <text:p>2965.13600244775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3141.7290442153">
                <text:p>3141.7290442153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3326.7840622073">
                <text:p>3326.7840622073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3520.62517830043">
                <text:p>3520.6251783004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723.58645403235">
                <text:p>3723.58645403235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3936.01213679395">
                <text:p>3936.01213679395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4158.25691101273">
                <text:p>4158.25691101273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4390.6861544112">
                <text:p>4390.686154411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633.67619942557">
                <text:p>4633.67619942557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4887.61459987108">
                <text:p>4887.61459987108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5152.90040294138">
                <text:p>5152.90040294138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5429.9444266312">
                <text:p>5429.9444266312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5719.16954267197">
                <text:p>5719.16954267197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6021.01096507205">
                <text:p>6021.0109650720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6335.91654435403">
                <text:p>6335.91654435403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6664.34706758321">
                <text:p>6664.34706758321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7006.77656428235">
                <text:p>7006.77656428235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7363.69261832929">
                <text:p>7363.69261832929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7735.59668593559">
                <text:p>7735.59668593559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8123.00441980509">
                <text:p>8123.00441980509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8526.44599957348">
                <text:p>8526.44599957348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8946.46646863054">
                <text:p>8946.46646863054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9383.6260774288">
                <text:p>9383.6260774288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9838.50063338342">
                <text:p>9838.5006333834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311.6818574696">
                <text:p>10311.6818574696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10803.7777476252">
                <text:p>10803.7777476252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11315.4129490685">
                <text:p>11315.4129490685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11847.2291316402">
                <text:p>11847.2291316402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12399.8853742845">
                <text:p>12399.885374284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12974.0585567807">
                <text:p>12974.0585567807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13570.4437588417">
                <text:p>13570.4437588417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14189.7546666966">
                <text:p>14189.7546666966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14832.7239872752">
                <text:p>14832.7239872752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15500.1038701148">
                <text:p>15500.103870114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6192.6663371117">
                <text:p>16192.6663371117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16911.2037202387">
                <text:p>16911.2037202387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17656.5291073571">
                <text:p>17656.5291073571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8429.4767962455">
                <text:p>18429.4767962455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19230.9027569782">
                <text:p>19230.9027569782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20061.68510278">
                <text:p>20061.68510278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20922.7245694906">
                <text:p>20922.7245694906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21814.9450037728">
                <text:p>21814.9450037728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22739.2938601984">
                <text:p>22739.2938601984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23696.7427073502">
                <text:p>23696.74270735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da8c1e6-fd468f4-454e206-f42a4a9-143cf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